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1.24cm"/>
    </style:style>
    <style:style style:name="co3" style:family="table-column">
      <style:table-column-properties fo:break-before="auto" style:column-width="7.595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4.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CronogramaDeProjet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zTextoOculto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zTextoOculto">
      <style:table-cell-properties style:rotation-align="none"/>
    </style:style>
    <style:style style:name="ce106" style:family="table-cell" style:parent-style-name="Excel_20_Built-in_20_Title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00" fo:font-size="28pt" style:font-size-asian="28pt" style:font-size-complex="28pt"/>
    </style:style>
    <style:style style:name="ce110" style:family="table-cell" style:parent-style-name="Excel_20_Built-in_20_Heading_20_1" style:data-style-name="N0">
      <style:table-cell-properties fo:background-color="#2a60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fo:font-size="14pt" style:font-size-asian="14pt" style:font-size-complex="14pt"/>
    </style:style>
    <style:style style:name="ce114" style:family="table-cell" style:parent-style-name="Excel_20_Built-in_20_Heading_20_2" style:data-style-name="N0">
      <style:table-cell-properties fo:background-color="#2a6099" style:cell-protect="protected" style:print-content="true" style:rotation-align="none"/>
      <style:text-properties fo:color="#ffffff" fo:font-size="14pt" style:font-size-asian="14pt" style:font-size-complex="14pt"/>
    </style:style>
    <style:style style:name="ce115" style:family="table-cell" style:parent-style-name="Default">
      <style:table-cell-properties fo:background-color="#2a6099"/>
      <style:text-properties fo:color="#ffffff" fo:font-size="18pt" style:font-size-asian="18pt" style:font-size-complex="18pt"/>
    </style:style>
    <style:style style:name="ce105" style:family="table-cell" style:parent-style-name="Default">
      <style:table-cell-properties fo:border-bottom="0.74pt solid #a6a6a6" fo:background-color="#2a6099" style:diagonal-bl-tr="none" style:diagonal-tl-br="none" fo:border-left="none" fo:border-right="none" style:rotation-align="none" fo:border-top="none"/>
      <style:text-properties fo:color="#ffffff"/>
    </style:style>
    <style:style style:name="ce8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651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Tarefa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.651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Tarefa">
      <style:table-cell-properties fo:background-color="#f2dcd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.651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Tarefa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.651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Tarefa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Tarefa">
      <style:table-cell-properties fo:background-color="#e6e0ec" style:rotation-align="none"/>
    </style:style>
    <style:style style:name="ce18" style:family="table-cell" style:parent-style-name="Tarefa">
      <style:table-cell-properties fo:background-color="transparent" style:rotation-align="none"/>
    </style:style>
    <style:style style:name="ce19" style:family="table-cell" style:parent-style-name="Default">
      <style:table-cell-properties fo:border-bottom="1.76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0.651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0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" style:family="table-cell" style:parent-style-name="Default">
      <style:table-cell-properties fo:background-color="#2a6099"/>
      <style:text-properties fo:color="#ffff00"/>
    </style:style>
    <style:style style:name="ce22" style:family="table-cell" style:parent-style-name="Excel_20_Built-in_20_Heading_20_3" style:data-style-name="N0">
      <style:table-cell-properties fo:border-bottom="none" fo:background-color="#2a6099" style:cell-protect="protected" style:print-content="true" fo:border-left="none" fo:border-right="0.74pt solid #a6a6a6" style:rotation-align="none" fo:border-top="none"/>
      <style:text-properties fo:color="#ffffff"/>
    </style:style>
    <style:style style:name="ce23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Nome">
      <style:table-cell-properties fo:background-color="#b9cde5" style:text-align-source="value-type" style:repeat-content="false" style:rotation-align="none"/>
      <style:paragraph-properties fo:margin-left="0cm"/>
    </style:style>
    <style:style style:name="ce26" style:family="table-cell" style:parent-style-name="Nome">
      <style:table-cell-properties fo:background-color="#e6b9b8" style:rotation-align="none"/>
    </style:style>
    <style:style style:name="ce27" style:family="table-cell" style:parent-style-name="Nome">
      <style:table-cell-properties fo:background-color="#d7e4bd" style:rotation-align="none"/>
    </style:style>
    <style:style style:name="ce28" style:family="table-cell" style:parent-style-name="Nome">
      <style:table-cell-properties fo:background-color="#ccc1da" style:rotation-align="none"/>
    </style:style>
    <style:style style:name="ce29" style:family="table-cell" style:parent-style-name="Nome">
      <style:table-cell-properties fo:background-color="transparent" style:rotation-align="none"/>
    </style:style>
    <style:style style:name="ce30" style:family="table-cell" style:parent-style-name="Default">
      <style:table-cell-properties fo:border-bottom="1.76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1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2a6099" style:rotation-align="non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Excel_20_Built-in_20_Heading_20_3" style:data-style-name="N0">
      <style:table-cell-properties fo:border-bottom="none" fo:background-color="#2a6099" style:cell-protect="protected" style:print-content="true" style:diagonal-bl-tr="none" style:diagonal-tl-br="none" fo:border-left="none" fo:border-right="0.74pt solid #a6a6a6" style:rotation-align="none" fo:border-top="none"/>
      <style:text-properties fo:color="#ffffff"/>
    </style:style>
    <style:style style:name="ce35" style:family="table-cell" style:parent-style-name="Default"/>
    <style:style style:name="ce36" style:family="table-cell" style:parent-style-name="Excel_20_Built-in_20_Percent">
      <style:table-cell-properties fo:border-bottom="1.76pt solid #d9d9d9" fo:background-color="#b9cde5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>
      <style:table-cell-properties fo:border-bottom="1.76pt solid #d9d9d9" fo:background-color="#e6b9b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order-bottom="1.76pt solid #d9d9d9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Percent">
      <style:table-cell-properties fo:border-bottom="1.76pt solid #d9d9d9" fo:background-color="#ccc1d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Percent">
      <style:table-cell-properties fo:border-bottom="1.76pt solid #d9d9d9" fo:background-color="#dedc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Percent">
      <style:table-cell-properties fo:border-bottom="1.76pt solid #d9d9d9" fo:background-color="#dedc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Percent">
      <style:table-cell-properties fo:border-bottom="1.76pt solid #d9d9d9" fo:background-color="#dedc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Percent">
      <style:table-cell-properties fo:border-bottom="1.76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Percent">
      <style:table-cell-properties fo:border-bottom="1.76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/>
    </style:style>
    <style:style style:name="ce59" style:family="table-cell" style:parent-style-name="Início_20_do_20_Projeto" style:data-style-name="N125">
      <style:table-cell-properties fo:background-color="#2a6099" fo:border="0.74pt solid #a6a6a6" style:rotation-align="none"/>
      <style:text-properties fo:color="#ffffff"/>
    </style:style>
    <style:style style:name="ce60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24">
      <style:table-cell-properties fo:border-bottom="1.76pt solid #d9d9d9" fo:background-color="#b9cde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css3t:text-justify="auto" fo:margin-left="0cm" style:writing-mode="page"/>
    </style:style>
    <style:style style:name="ce63" style:family="table-cell" style:parent-style-name="Data" style:data-style-name="N124">
      <style:table-cell-properties fo:background-color="#dce6f2" style:rotation-align="none"/>
    </style:style>
    <style:style style:name="ce64" style:family="table-cell" style:parent-style-name="Default" style:data-style-name="N124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ata" style:data-style-name="N124">
      <style:table-cell-properties fo:background-color="#f2dcdb" style:rotation-align="none"/>
    </style:style>
    <style:style style:name="ce66" style:family="table-cell" style:parent-style-name="Default" style:data-style-name="N124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ata" style:data-style-name="N124">
      <style:table-cell-properties fo:background-color="#ebf1de" style:rotation-align="none"/>
    </style:style>
    <style:style style:name="ce68" style:family="table-cell" style:parent-style-name="Default" style:data-style-name="N124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ata" style:data-style-name="N124">
      <style:table-cell-properties fo:background-color="#e6e0ec" style:rotation-align="none"/>
    </style:style>
    <style:style style:name="ce70" style:family="table-cell" style:parent-style-name="Data" style:data-style-name="N124">
      <style:table-cell-properties fo:background-color="transparent" style:rotation-align="none"/>
    </style:style>
    <style:style style:name="ce71" style:family="table-cell" style:parent-style-name="Default" style:data-style-name="N124">
      <style:table-cell-properties fo:border-bottom="1.76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Início_20_do_20_Projeto" style:data-style-name="N125">
      <style:table-cell-properties fo:background-color="#2a6099" style:rotation-align="none"/>
      <style:text-properties fo:color="#ffffff"/>
    </style:style>
    <style:style style:name="ce6" style:family="table-cell" style:parent-style-name="Default">
      <style:table-cell-properties fo:background-color="#2a6099"/>
      <style:text-properties fo:color="#ffffff"/>
    </style:style>
    <style:style style:name="ce74" style:family="table-cell" style:parent-style-name="Default" style:data-style-name="N124">
      <style:table-cell-properties fo:border-bottom="1.76pt solid #d9d9d9" fo:background-color="#b9cde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24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24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24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24">
      <style:table-cell-properties fo:border-bottom="1.76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 style:data-style-name="N149">
      <style:table-cell-properties fo:border-bottom="none" fo:background-color="#d9d9d9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651cm" style:writing-mode="page"/>
    </style:style>
    <style:style style:name="ce86" style:family="table-cell" style:parent-style-name="Default" style:data-style-name="N150">
      <style:table-cell-properties fo:border-bottom="none" fo:background-color="#d9d9d9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AND(TODAY()&gt;=[.I$5];TODAY()&lt;[.J$5]))" style:apply-style-name="ConditionalStyle_5f_3" style:base-cell-address="CronogramaDeProjeto.I5"/>
    </style:style>
    <style:style style:name="ce87" style:family="table-cell" style:parent-style-name="Default">
      <style:table-cell-properties fo:border-bottom="1.76pt solid #d9d9d9" fo:background-color="#595959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TODAY()&gt;=[.I$5];TODAY()&lt;[.J$5]))" style:apply-style-name="ConditionalStyle_5f_3" style:base-cell-address="CronogramaDeProjeto.I5"/>
    </style:style>
    <style:style style:name="ce88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89" style:family="table-cell" style:parent-style-name="Default">
      <style:table-cell-properties fo:border-bottom="1.76pt solid #d9d9d9" fo:background-color="#f2f2f2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90" style:family="table-cell" style:parent-style-name="Default" style:data-style-name="N149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651cm" style:writing-mode="page"/>
    </style:style>
    <style:style style:name="ce91" style:family="table-cell" style:parent-style-name="Default" style:data-style-name="N150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AND(TODAY()&gt;=[.I$5];TODAY()&lt;[.J$5]))" style:apply-style-name="ConditionalStyle_5f_3" style:base-cell-address="CronogramaDeProjeto.I5"/>
    </style:style>
    <style:style style:name="ce92" style:family="table-cell" style:parent-style-name="Default" style:data-style-name="N149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651cm" style:writing-mode="page"/>
    </style:style>
    <style:style style:name="ce93" style:family="table-cell" style:parent-style-name="Default" style:data-style-name="N150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AND(TODAY()&gt;=[.I$5];TODAY()&lt;[.J$5]))" style:apply-style-name="ConditionalStyle_5f_3" style:base-cell-address="CronogramaDeProjeto.I5"/>
    </style:style>
    <style:style style:name="ce94" style:family="table-cell" style:parent-style-name="Default">
      <style:table-cell-properties fo:border-bottom="1.76pt solid #d9d9d9" fo:background-color="#468a1a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cm" style:writing-mode="page"/>
      <style:text-properties fo:color="#c9211e"/>
      <style:map style:condition="is-true-formula(AND(TODAY()&gt;=[.I$5];TODAY()&lt;[.J$5]))" style:apply-style-name="ConditionalStyle_5f_3" style:base-cell-address="CronogramaDeProjeto.I5"/>
    </style:style>
    <style:style style:name="ce95" style:family="table-cell" style:parent-style-name="Default">
      <style:table-cell-properties fo:border-bottom="1.76pt solid #d9d9d9" fo:background-color="#468a1a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96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9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d9d9d9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9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10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d9d9d9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10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map style:condition="is-true-formula(AND(TODAY()&gt;=[.I$5];TODAY()&lt;[.J$5]))" style:apply-style-name="ConditionalStyle_5f_3" style:base-cell-address="CronogramaDeProjeto.I5"/>
    </style:style>
    <style:style style:name="ce102" style:family="table-cell" style:parent-style-name="Default" style:data-style-name="N149">
      <style:table-cell-properties fo:border-bottom="none" fo:background-color="#d9d9d9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.651cm" style:writing-mode="page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none" fo:background-color="#729fc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2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ffffa6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fo:background-color="#ffffa6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ackground-color="#ffffa6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fo:background-color="#ffffa6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normal" style:font-style-asian="normal" style:font-style-complex="normal"/>
    </style:style>
    <style:style style:name="ce231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ackground-color="#ffffa6" fo:border="0.06pt solid #000000"/>
    </style:style>
    <style:style style:name="T1" style:family="text">
      <style:text-properties fo:color="#000000"/>
    </style:style>
    <style:style style:name="T2" style:family="text">
      <style:text-properties fo:color="#2f5597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1" table:allow-empty-cell="true" table:base-cell-address="CronogramaDeProjeto.E4">
          <table:help-message table:title="Semana de exibição" table:display="true">
            <text:p>Alterar esse número rola a exibição do Gráfico de Gantt.</text:p>
          </table:help-message>
        </table:content-validation>
      </table:content-validations>
      <table:table table:name="CronogramaDeProje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1"/>
        <table:table-column table:style-name="co5" table:default-cell-style-name="Default"/>
        <table:table-column table:style-name="co1" table:default-cell-style-name="Default"/>
        <table:table-column table:style-name="co6" table:visibility="collapse" table:default-cell-style-name="Default"/>
        <table:table-column table:style-name="co7" table:number-columns-repeated="119" table:default-cell-style-name="Default"/>
        <table:table-column table:style-name="co8" table:number-columns-repeated="897" table:default-cell-style-name="Default"/>
        <table:table-row table:style-name="ro1">
          <table:table-cell table:style-name="ce1" office:value-type="string" calcext:value-type="string">
            <text:p>Crie um cronograma de projeto nesta planilha.</text:p>
            <text:p>Digite o título desse projeto na célula B1. </text:p>
            <text:p>As informações sobre como usar esta planilha, incluindo instruções para leitores de tela e o autor desta pasta de trabalho, estão na planilha Sobre.</text:p>
            <text:p>Continue navegando pela coluna A para saber mais.</text:p>
          </table:table-cell>
          <table:table-cell table:style-name="ce106" office:value-type="string" calcext:value-type="string">
            <text:p>BuscaFé</text:p>
          </table:table-cell>
          <table:table-cell table:style-name="ce20"/>
          <table:table-cell table:style-name="ce33"/>
          <table:table-cell table:style-name="ce57"/>
          <table:table-cell table:style-name="ce72"/>
          <table:table-cell table:style-name="ce21"/>
          <table:table-cell table:style-name="ce83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Insira o Nome da empresa na célula B2.</text:p>
          </table:table-cell>
          <table:table-cell table:style-name="ce110" office:value-type="string" calcext:value-type="string">
            <text:p>ETEC</text:p>
          </table:table-cell>
          <table:table-cell table:style-name="ce21" table:number-columns-repeated="2"/>
          <table:table-cell table:style-name="ce58"/>
          <table:table-cell table:style-name="ce21" table:number-columns-repeated="2"/>
          <table:table-cell/>
          <table:table-cell table:style-name="ce84"/>
          <table:table-cell table:number-columns-repeated="1015"/>
        </table:table-row>
        <table:table-row table:style-name="ro1">
          <table:table-cell office:value-type="string" calcext:value-type="string">
            <text:p>Insira o nome do Líder do projeto na célula B3. Insira a data de Início do projeto na célula E3. Início do projeto: o rótulo está na célula C3.</text:p>
          </table:table-cell>
          <table:table-cell table:style-name="ce114" office:value-type="string" calcext:value-type="string">
            <text:p>Noturno</text:p>
          </table:table-cell>
          <table:table-cell table:style-name="ce22" office:value-type="string" calcext:value-type="string" table:number-columns-spanned="2" table:number-rows-spanned="1">
            <text:p>START:</text:p>
          </table:table-cell>
          <table:covered-table-cell table:style-name="ce34"/>
          <table:table-cell table:style-name="ce59" office:value-type="date" office:date-value="2022-02-16" calcext:value-type="date" table:number-columns-spanned="2" table:number-rows-spanned="1">
            <text:p>qua, 16/02/2022</text:p>
          </table:table-cell>
          <table:covered-table-cell table:style-name="ce73"/>
          <table:table-cell table:style-name="ce6"/>
          <table:table-cell table:number-columns-repeated="1017"/>
        </table:table-row>
        <table:table-header-rows>
          <table:table-row table:style-name="ro1">
            <table:table-cell table:style-name="ce1" office:value-type="string" calcext:value-type="string">
              <text:p>A semana de exibição na célula E4 representa a semana inicial a ser exibida no cronograma do projeto na célula I4. A data de início do projeto é considerada Semana 1. Para alterar a semana de exibição, basta inserir um novo número da semana na célula E4.</text:p>
              <text:p>A data inicial para cada semana, começando com a semana de exibição na célula E4, começa na célula I4 e é calculada automaticamente. Há 8 semanas representadas nesse modo de exibição que vão da célula I4 a célula BF4.</text:p>
              <text:p>Você não deve modificar essas células.</text:p>
              <text:p>Semana de exibição: o rótulo está na célula C4.</text:p>
            </table:table-cell>
            <table:table-cell table:style-name="ce115"/>
            <table:table-cell table:style-name="ce22" office:value-type="string" calcext:value-type="string" table:number-columns-spanned="2" table:number-rows-spanned="1">
              <text:p>exhibition week:</text:p>
            </table:table-cell>
            <table:covered-table-cell table:style-name="ce34"/>
            <table:table-cell table:style-name="ce60" table:content-validation-name="val1" office:value-type="float" office:value="1" calcext:value-type="float">
              <text:p>1</text:p>
            </table:table-cell>
            <table:table-cell table:style-name="ce6" table:number-columns-repeated="2"/>
            <table:table-cell/>
            <table:table-cell table:style-name="ce188" table:formula="of:=[.I5]" office:value-type="date" office:date-value="2022-02-14" calcext:value-type="date" table:number-columns-spanned="7" table:number-rows-spanned="1">
              <text:p>14 de fev de 2022</text:p>
            </table:table-cell>
            <table:covered-table-cell table:number-columns-repeated="5" table:style-name="ce90"/>
            <table:covered-table-cell table:style-name="ce92"/>
            <table:table-cell table:style-name="ce188" table:formula="of:=[.P5]" office:value-type="date" office:date-value="2022-02-21" calcext:value-type="date" table:number-columns-spanned="7" table:number-rows-spanned="1">
              <text:p>21 de fev de 2022</text:p>
            </table:table-cell>
            <table:covered-table-cell table:number-columns-repeated="5" table:style-name="ce90"/>
            <table:covered-table-cell table:style-name="ce92"/>
            <table:table-cell table:style-name="ce188" table:formula="of:=[.W5]" office:value-type="date" office:date-value="2022-02-28" calcext:value-type="date" table:number-columns-spanned="7" table:number-rows-spanned="1">
              <text:p>28 de fev de 2022</text:p>
            </table:table-cell>
            <table:covered-table-cell table:number-columns-repeated="5" table:style-name="ce90"/>
            <table:covered-table-cell table:style-name="ce92"/>
            <table:table-cell table:style-name="ce188" table:formula="of:=[.AD5]" office:value-type="date" office:date-value="2022-03-07" calcext:value-type="date" table:number-columns-spanned="7" table:number-rows-spanned="1">
              <text:p>7 de mar de 2022</text:p>
            </table:table-cell>
            <table:covered-table-cell table:number-columns-repeated="5" table:style-name="ce90"/>
            <table:covered-table-cell table:style-name="ce92"/>
            <table:table-cell table:style-name="ce188" table:formula="of:=[.AK5]" office:value-type="date" office:date-value="2022-03-14" calcext:value-type="date" table:number-columns-spanned="7" table:number-rows-spanned="1">
              <text:p>14 de mar de 2022</text:p>
            </table:table-cell>
            <table:covered-table-cell table:number-columns-repeated="5" table:style-name="ce90"/>
            <table:covered-table-cell table:style-name="ce92"/>
            <table:table-cell table:style-name="ce188" table:formula="of:=[.AR5]" office:value-type="date" office:date-value="2022-03-21" calcext:value-type="date" table:number-columns-spanned="7" table:number-rows-spanned="1">
              <text:p>21 de mar de 2022</text:p>
            </table:table-cell>
            <table:covered-table-cell table:number-columns-repeated="5" table:style-name="ce90"/>
            <table:covered-table-cell table:style-name="ce92"/>
            <table:table-cell table:style-name="ce188" table:formula="of:=[.AY5]" office:value-type="date" office:date-value="2022-03-28" calcext:value-type="date" table:number-columns-spanned="7" table:number-rows-spanned="1">
              <text:p>28 de mar de 2022</text:p>
            </table:table-cell>
            <table:covered-table-cell table:number-columns-repeated="5" table:style-name="ce90"/>
            <table:covered-table-cell table:style-name="ce92"/>
            <table:table-cell table:style-name="ce188" table:formula="of:=[.BF5]" office:value-type="date" office:date-value="2022-04-04" calcext:value-type="date" table:number-columns-spanned="7" table:number-rows-spanned="1">
              <text:p>4 de abr de 2022</text:p>
            </table:table-cell>
            <table:covered-table-cell table:number-columns-repeated="5" table:style-name="ce90"/>
            <table:covered-table-cell table:style-name="ce92"/>
            <table:table-cell table:style-name="ce188" table:formula="of:=[.BM5]" office:value-type="date" office:date-value="2022-04-11" calcext:value-type="date" table:number-columns-spanned="7" table:number-rows-spanned="1">
              <text:p>11 de abr de 2022</text:p>
            </table:table-cell>
            <table:covered-table-cell table:style-name="ce188" table:formula="of:=[.BN5]" office:value-type="date" office:date-value="2022-04-12" calcext:value-type="date">
              <text:p>12 de abr de 2022</text:p>
            </table:covered-table-cell>
            <table:covered-table-cell table:style-name="ce188" table:formula="of:=[.BO5]" office:value-type="date" office:date-value="2022-04-13" calcext:value-type="date">
              <text:p>13 de abr de 2022</text:p>
            </table:covered-table-cell>
            <table:covered-table-cell table:style-name="ce188" table:formula="of:=[.BP5]" office:value-type="date" office:date-value="2022-04-14" calcext:value-type="date">
              <text:p>14 de abr de 2022</text:p>
            </table:covered-table-cell>
            <table:covered-table-cell table:style-name="ce188" table:formula="of:=[.BQ5]" office:value-type="date" office:date-value="2022-04-15" calcext:value-type="date">
              <text:p>15 de abr de 2022</text:p>
            </table:covered-table-cell>
            <table:covered-table-cell table:style-name="ce188" table:formula="of:=[.BR5]" office:value-type="date" office:date-value="2022-04-16" calcext:value-type="date">
              <text:p>16 de abr de 2022</text:p>
            </table:covered-table-cell>
            <table:covered-table-cell table:style-name="ce188" table:formula="of:=[.BS5]" office:value-type="date" office:date-value="2022-04-17" calcext:value-type="date">
              <text:p>17 de abr de 2022</text:p>
            </table:covered-table-cell>
            <table:table-cell table:style-name="ce102" table:formula="of:=[.BT5]" office:value-type="date" office:date-value="2022-04-18" calcext:value-type="date" table:number-columns-spanned="7" table:number-rows-spanned="1">
              <text:p>18 de abr de 2022</text:p>
            </table:table-cell>
            <table:covered-table-cell table:number-columns-repeated="5" table:style-name="ce90"/>
            <table:covered-table-cell table:style-name="ce92"/>
            <table:table-cell table:style-name="ce102" table:formula="of:=[.CA5]" office:value-type="date" office:date-value="2022-04-25" calcext:value-type="date" table:number-columns-spanned="7" table:number-rows-spanned="1">
              <text:p>25 de abr de 2022</text:p>
            </table:table-cell>
            <table:covered-table-cell table:number-columns-repeated="5" table:style-name="ce90"/>
            <table:covered-table-cell table:style-name="ce92"/>
            <table:table-cell table:style-name="ce102" table:formula="of:=[.CH5]" office:value-type="date" office:date-value="2022-05-02" calcext:value-type="date" table:number-columns-spanned="7" table:number-rows-spanned="1">
              <text:p>2 de mai de 2022</text:p>
            </table:table-cell>
            <table:covered-table-cell table:number-columns-repeated="5" table:style-name="ce90"/>
            <table:covered-table-cell table:style-name="ce92"/>
            <table:table-cell table:style-name="ce102" table:formula="of:=[.CO5]" office:value-type="date" office:date-value="2022-05-09" calcext:value-type="date" table:number-columns-spanned="7" table:number-rows-spanned="1">
              <text:p>9 de mai de 2022</text:p>
            </table:table-cell>
            <table:covered-table-cell table:number-columns-repeated="5" table:style-name="ce90"/>
            <table:covered-table-cell table:style-name="ce92"/>
            <table:table-cell table:style-name="ce102" table:formula="of:=[.CV5]" office:value-type="date" office:date-value="2022-05-16" calcext:value-type="date" table:number-columns-spanned="7" table:number-rows-spanned="1">
              <text:p>16 de mai de 2022</text:p>
            </table:table-cell>
            <table:covered-table-cell table:number-columns-repeated="5" table:style-name="ce90"/>
            <table:covered-table-cell table:style-name="ce92"/>
            <table:table-cell table:style-name="ce102" table:formula="of:=[.DC5]" office:value-type="date" office:date-value="2022-05-23" calcext:value-type="date" table:number-columns-spanned="7" table:number-rows-spanned="1">
              <text:p>23 de mai de 2022</text:p>
            </table:table-cell>
            <table:covered-table-cell table:number-columns-repeated="5" table:style-name="ce90"/>
            <table:covered-table-cell table:style-name="ce92"/>
            <table:table-cell table:style-name="ce102" table:formula="of:=[.DJ5]" office:value-type="date" office:date-value="2022-05-30" calcext:value-type="date" table:number-columns-spanned="7" table:number-rows-spanned="1">
              <text:p>30 de mai de 2022</text:p>
            </table:table-cell>
            <table:covered-table-cell table:number-columns-repeated="5" table:style-name="ce90"/>
            <table:covered-table-cell table:style-name="ce92"/>
            <table:table-cell table:style-name="ce102" table:formula="of:=[.DQ5]" office:value-type="date" office:date-value="2022-06-06" calcext:value-type="date" table:number-columns-spanned="7" table:number-rows-spanned="1">
              <text:p>6 de jun de 2022</text:p>
            </table:table-cell>
            <table:covered-table-cell table:number-columns-repeated="5" table:style-name="ce90"/>
            <table:covered-table-cell table:style-name="ce92"/>
            <table:table-cell table:number-columns-repeated="897"/>
          </table:table-row>
          <table:table-row table:style-name="ro2">
            <table:table-cell table:style-name="ce1" office:value-type="string" calcext:value-type="string">
              <text:p>As células I5 a BL5 contêm o número de dias da semana representado no bloco de células acima de cada célula de data e são calculadas automaticamente.</text:p>
              <text:p>Você não deve modificar essas células.</text:p>
              <text:p>A data de hoje é contornada em vermelho (hex #AD3815) a partir da data de hoje na linha 5, passando pela coluna de data inteira até o final do cronograma do projeto.</text:p>
            </table:table-cell>
            <table:table-cell table:style-name="ce105" table:number-columns-spanned="6" table:number-rows-spanned="1"/>
            <table:covered-table-cell table:number-columns-repeated="5" table:style-name="ce105"/>
            <table:table-cell/>
            <table:table-cell table:style-name="ce86" table:formula="of:=Início_do_projeto-WEEKDAY(Início_do_projeto;1)+2+7*(Semana_de_exibição-1)" office:value-type="date" office:date-value="2022-02-14" calcext:value-type="date">
              <text:p>14</text:p>
            </table:table-cell>
            <table:table-cell table:style-name="ce91" table:formula="of:=[.I5]+1" office:value-type="date" office:date-value="2022-02-15" calcext:value-type="date">
              <text:p>15</text:p>
            </table:table-cell>
            <table:table-cell table:style-name="ce91" table:formula="of:=[.J5]+1" office:value-type="date" office:date-value="2022-02-16" calcext:value-type="date">
              <text:p>16</text:p>
            </table:table-cell>
            <table:table-cell table:style-name="ce91" table:formula="of:=[.K5]+1" office:value-type="date" office:date-value="2022-02-17" calcext:value-type="date">
              <text:p>17</text:p>
            </table:table-cell>
            <table:table-cell table:style-name="ce91" table:formula="of:=[.L5]+1" office:value-type="date" office:date-value="2022-02-18" calcext:value-type="date">
              <text:p>18</text:p>
            </table:table-cell>
            <table:table-cell table:style-name="ce91" table:formula="of:=[.M5]+1" office:value-type="date" office:date-value="2022-02-19" calcext:value-type="date">
              <text:p>19</text:p>
            </table:table-cell>
            <table:table-cell table:style-name="ce93" table:formula="of:=[.N5]+1" office:value-type="date" office:date-value="2022-02-20" calcext:value-type="date">
              <text:p>20</text:p>
            </table:table-cell>
            <table:table-cell table:style-name="ce86" table:formula="of:=[.O5]+1" office:value-type="date" office:date-value="2022-02-21" calcext:value-type="date">
              <text:p>21</text:p>
            </table:table-cell>
            <table:table-cell table:style-name="ce91" table:formula="of:=[.P5]+1" office:value-type="date" office:date-value="2022-02-22" calcext:value-type="date">
              <text:p>22</text:p>
            </table:table-cell>
            <table:table-cell table:style-name="ce91" table:formula="of:=[.Q5]+1" office:value-type="date" office:date-value="2022-02-23" calcext:value-type="date">
              <text:p>23</text:p>
            </table:table-cell>
            <table:table-cell table:style-name="ce91" table:formula="of:=[.R5]+1" office:value-type="date" office:date-value="2022-02-24" calcext:value-type="date">
              <text:p>24</text:p>
            </table:table-cell>
            <table:table-cell table:style-name="ce91" table:formula="of:=[.S5]+1" office:value-type="date" office:date-value="2022-02-25" calcext:value-type="date">
              <text:p>25</text:p>
            </table:table-cell>
            <table:table-cell table:style-name="ce91" table:formula="of:=[.T5]+1" office:value-type="date" office:date-value="2022-02-26" calcext:value-type="date">
              <text:p>26</text:p>
            </table:table-cell>
            <table:table-cell table:style-name="ce93" table:formula="of:=[.U5]+1" office:value-type="date" office:date-value="2022-02-27" calcext:value-type="date">
              <text:p>27</text:p>
            </table:table-cell>
            <table:table-cell table:style-name="ce86" table:formula="of:=[.V5]+1" office:value-type="date" office:date-value="2022-02-28" calcext:value-type="date">
              <text:p>28</text:p>
            </table:table-cell>
            <table:table-cell table:style-name="ce91" table:formula="of:=[.W5]+1" office:value-type="date" office:date-value="2022-03-01" calcext:value-type="date">
              <text:p>1</text:p>
            </table:table-cell>
            <table:table-cell table:style-name="ce91" table:formula="of:=[.X5]+1" office:value-type="date" office:date-value="2022-03-02" calcext:value-type="date">
              <text:p>2</text:p>
            </table:table-cell>
            <table:table-cell table:style-name="ce91" table:formula="of:=[.Y5]+1" office:value-type="date" office:date-value="2022-03-03" calcext:value-type="date">
              <text:p>3</text:p>
            </table:table-cell>
            <table:table-cell table:style-name="ce91" table:formula="of:=[.Z5]+1" office:value-type="date" office:date-value="2022-03-04" calcext:value-type="date">
              <text:p>4</text:p>
            </table:table-cell>
            <table:table-cell table:style-name="ce91" table:formula="of:=[.AA5]+1" office:value-type="date" office:date-value="2022-03-05" calcext:value-type="date">
              <text:p>5</text:p>
            </table:table-cell>
            <table:table-cell table:style-name="ce93" table:formula="of:=[.AB5]+1" office:value-type="date" office:date-value="2022-03-06" calcext:value-type="date">
              <text:p>6</text:p>
            </table:table-cell>
            <table:table-cell table:style-name="ce86" table:formula="of:=[.AC5]+1" office:value-type="date" office:date-value="2022-03-07" calcext:value-type="date">
              <text:p>7</text:p>
            </table:table-cell>
            <table:table-cell table:style-name="ce91" table:formula="of:=[.AD5]+1" office:value-type="date" office:date-value="2022-03-08" calcext:value-type="date">
              <text:p>8</text:p>
            </table:table-cell>
            <table:table-cell table:style-name="ce91" table:formula="of:=[.AE5]+1" office:value-type="date" office:date-value="2022-03-09" calcext:value-type="date">
              <text:p>9</text:p>
            </table:table-cell>
            <table:table-cell table:style-name="ce91" table:formula="of:=[.AF5]+1" office:value-type="date" office:date-value="2022-03-10" calcext:value-type="date">
              <text:p>10</text:p>
            </table:table-cell>
            <table:table-cell table:style-name="ce91" table:formula="of:=[.AG5]+1" office:value-type="date" office:date-value="2022-03-11" calcext:value-type="date">
              <text:p>11</text:p>
            </table:table-cell>
            <table:table-cell table:style-name="ce91" table:formula="of:=[.AH5]+1" office:value-type="date" office:date-value="2022-03-12" calcext:value-type="date">
              <text:p>12</text:p>
            </table:table-cell>
            <table:table-cell table:style-name="ce93" table:formula="of:=[.AI5]+1" office:value-type="date" office:date-value="2022-03-13" calcext:value-type="date">
              <text:p>13</text:p>
            </table:table-cell>
            <table:table-cell table:style-name="ce86" table:formula="of:=[.AJ5]+1" office:value-type="date" office:date-value="2022-03-14" calcext:value-type="date">
              <text:p>14</text:p>
            </table:table-cell>
            <table:table-cell table:style-name="ce91" table:formula="of:=[.AK5]+1" office:value-type="date" office:date-value="2022-03-15" calcext:value-type="date">
              <text:p>15</text:p>
            </table:table-cell>
            <table:table-cell table:style-name="ce91" table:formula="of:=[.AL5]+1" office:value-type="date" office:date-value="2022-03-16" calcext:value-type="date">
              <text:p>16</text:p>
            </table:table-cell>
            <table:table-cell table:style-name="ce91" table:formula="of:=[.AM5]+1" office:value-type="date" office:date-value="2022-03-17" calcext:value-type="date">
              <text:p>17</text:p>
            </table:table-cell>
            <table:table-cell table:style-name="ce91" table:formula="of:=[.AN5]+1" office:value-type="date" office:date-value="2022-03-18" calcext:value-type="date">
              <text:p>18</text:p>
            </table:table-cell>
            <table:table-cell table:style-name="ce91" table:formula="of:=[.AO5]+1" office:value-type="date" office:date-value="2022-03-19" calcext:value-type="date">
              <text:p>19</text:p>
            </table:table-cell>
            <table:table-cell table:style-name="ce93" table:formula="of:=[.AP5]+1" office:value-type="date" office:date-value="2022-03-20" calcext:value-type="date">
              <text:p>20</text:p>
            </table:table-cell>
            <table:table-cell table:style-name="ce86" table:formula="of:=[.AQ5]+1" office:value-type="date" office:date-value="2022-03-21" calcext:value-type="date">
              <text:p>21</text:p>
            </table:table-cell>
            <table:table-cell table:style-name="ce91" table:formula="of:=[.AR5]+1" office:value-type="date" office:date-value="2022-03-22" calcext:value-type="date">
              <text:p>22</text:p>
            </table:table-cell>
            <table:table-cell table:style-name="ce91" table:formula="of:=[.AS5]+1" office:value-type="date" office:date-value="2022-03-23" calcext:value-type="date">
              <text:p>23</text:p>
            </table:table-cell>
            <table:table-cell table:style-name="ce91" table:formula="of:=[.AT5]+1" office:value-type="date" office:date-value="2022-03-24" calcext:value-type="date">
              <text:p>24</text:p>
            </table:table-cell>
            <table:table-cell table:style-name="ce91" table:formula="of:=[.AU5]+1" office:value-type="date" office:date-value="2022-03-25" calcext:value-type="date">
              <text:p>25</text:p>
            </table:table-cell>
            <table:table-cell table:style-name="ce91" table:formula="of:=[.AV5]+1" office:value-type="date" office:date-value="2022-03-26" calcext:value-type="date">
              <text:p>26</text:p>
            </table:table-cell>
            <table:table-cell table:style-name="ce93" table:formula="of:=[.AW5]+1" office:value-type="date" office:date-value="2022-03-27" calcext:value-type="date">
              <text:p>27</text:p>
            </table:table-cell>
            <table:table-cell table:style-name="ce86" table:formula="of:=[.AX5]+1" office:value-type="date" office:date-value="2022-03-28" calcext:value-type="date">
              <text:p>28</text:p>
            </table:table-cell>
            <table:table-cell table:style-name="ce91" table:formula="of:=[.AY5]+1" office:value-type="date" office:date-value="2022-03-29" calcext:value-type="date">
              <text:p>29</text:p>
            </table:table-cell>
            <table:table-cell table:style-name="ce91" table:formula="of:=[.AZ5]+1" office:value-type="date" office:date-value="2022-03-30" calcext:value-type="date">
              <text:p>30</text:p>
            </table:table-cell>
            <table:table-cell table:style-name="ce91" table:formula="of:=[.BA5]+1" office:value-type="date" office:date-value="2022-03-31" calcext:value-type="date">
              <text:p>31</text:p>
            </table:table-cell>
            <table:table-cell table:style-name="ce91" table:formula="of:=[.BB5]+1" office:value-type="date" office:date-value="2022-04-01" calcext:value-type="date">
              <text:p>1</text:p>
            </table:table-cell>
            <table:table-cell table:style-name="ce91" table:formula="of:=[.BC5]+1" office:value-type="date" office:date-value="2022-04-02" calcext:value-type="date">
              <text:p>2</text:p>
            </table:table-cell>
            <table:table-cell table:style-name="ce93" table:formula="of:=[.BD5]+1" office:value-type="date" office:date-value="2022-04-03" calcext:value-type="date">
              <text:p>3</text:p>
            </table:table-cell>
            <table:table-cell table:style-name="ce86" table:formula="of:=[.BE5]+1" office:value-type="date" office:date-value="2022-04-04" calcext:value-type="date">
              <text:p>4</text:p>
            </table:table-cell>
            <table:table-cell table:style-name="ce91" table:formula="of:=[.BF5]+1" office:value-type="date" office:date-value="2022-04-05" calcext:value-type="date">
              <text:p>5</text:p>
            </table:table-cell>
            <table:table-cell table:style-name="ce91" table:formula="of:=[.BG5]+1" office:value-type="date" office:date-value="2022-04-06" calcext:value-type="date">
              <text:p>6</text:p>
            </table:table-cell>
            <table:table-cell table:style-name="ce91" table:formula="of:=[.BH5]+1" office:value-type="date" office:date-value="2022-04-07" calcext:value-type="date">
              <text:p>7</text:p>
            </table:table-cell>
            <table:table-cell table:style-name="ce91" table:formula="of:=[.BI5]+1" office:value-type="date" office:date-value="2022-04-08" calcext:value-type="date">
              <text:p>8</text:p>
            </table:table-cell>
            <table:table-cell table:style-name="ce91" table:formula="of:=[.BJ5]+1" office:value-type="date" office:date-value="2022-04-09" calcext:value-type="date">
              <text:p>9</text:p>
            </table:table-cell>
            <table:table-cell table:style-name="ce93" table:formula="of:=[.BK5]+1" office:value-type="date" office:date-value="2022-04-10" calcext:value-type="date">
              <text:p>10</text:p>
            </table:table-cell>
            <table:table-cell table:style-name="ce86" table:formula="of:=[.BL5]+1" office:value-type="date" office:date-value="2022-04-11" calcext:value-type="date">
              <text:p>11</text:p>
            </table:table-cell>
            <table:table-cell table:style-name="ce91" table:formula="of:=[.BM5]+1" office:value-type="date" office:date-value="2022-04-12" calcext:value-type="date">
              <text:p>12</text:p>
            </table:table-cell>
            <table:table-cell table:style-name="ce91" table:formula="of:=[.BN5]+1" office:value-type="date" office:date-value="2022-04-13" calcext:value-type="date">
              <text:p>13</text:p>
            </table:table-cell>
            <table:table-cell table:style-name="ce91" table:formula="of:=[.BO5]+1" office:value-type="date" office:date-value="2022-04-14" calcext:value-type="date">
              <text:p>14</text:p>
            </table:table-cell>
            <table:table-cell table:style-name="ce91" table:formula="of:=[.BP5]+1" office:value-type="date" office:date-value="2022-04-15" calcext:value-type="date">
              <text:p>15</text:p>
            </table:table-cell>
            <table:table-cell table:style-name="ce91" table:formula="of:=[.BQ5]+1" office:value-type="date" office:date-value="2022-04-16" calcext:value-type="date">
              <text:p>16</text:p>
            </table:table-cell>
            <table:table-cell table:style-name="ce93" table:formula="of:=[.BR5]+1" office:value-type="date" office:date-value="2022-04-17" calcext:value-type="date">
              <text:p>17</text:p>
            </table:table-cell>
            <table:table-cell table:style-name="ce86" table:formula="of:=[.BS5]+1" office:value-type="date" office:date-value="2022-04-18" calcext:value-type="date">
              <text:p>18</text:p>
            </table:table-cell>
            <table:table-cell table:style-name="ce91" table:formula="of:=[.BT5]+1" office:value-type="date" office:date-value="2022-04-19" calcext:value-type="date">
              <text:p>19</text:p>
            </table:table-cell>
            <table:table-cell table:style-name="ce91" table:formula="of:=[.BU5]+1" office:value-type="date" office:date-value="2022-04-20" calcext:value-type="date">
              <text:p>20</text:p>
            </table:table-cell>
            <table:table-cell table:style-name="ce91" table:formula="of:=[.BV5]+1" office:value-type="date" office:date-value="2022-04-21" calcext:value-type="date">
              <text:p>21</text:p>
            </table:table-cell>
            <table:table-cell table:style-name="ce91" table:formula="of:=[.BW5]+1" office:value-type="date" office:date-value="2022-04-22" calcext:value-type="date">
              <text:p>22</text:p>
            </table:table-cell>
            <table:table-cell table:style-name="ce91" table:formula="of:=[.BX5]+1" office:value-type="date" office:date-value="2022-04-23" calcext:value-type="date">
              <text:p>23</text:p>
            </table:table-cell>
            <table:table-cell table:style-name="ce91" table:formula="of:=[.BY5]+1" office:value-type="date" office:date-value="2022-04-24" calcext:value-type="date">
              <text:p>24</text:p>
            </table:table-cell>
            <table:table-cell table:style-name="ce86" table:formula="of:=[.BZ5]+1" office:value-type="date" office:date-value="2022-04-25" calcext:value-type="date">
              <text:p>25</text:p>
            </table:table-cell>
            <table:table-cell table:style-name="ce91" table:formula="of:=[.CA5]+1" office:value-type="date" office:date-value="2022-04-26" calcext:value-type="date">
              <text:p>26</text:p>
            </table:table-cell>
            <table:table-cell table:style-name="ce91" table:formula="of:=[.CB5]+1" office:value-type="date" office:date-value="2022-04-27" calcext:value-type="date">
              <text:p>27</text:p>
            </table:table-cell>
            <table:table-cell table:style-name="ce91" table:formula="of:=[.CC5]+1" office:value-type="date" office:date-value="2022-04-28" calcext:value-type="date">
              <text:p>28</text:p>
            </table:table-cell>
            <table:table-cell table:style-name="ce91" table:formula="of:=[.CD5]+1" office:value-type="date" office:date-value="2022-04-29" calcext:value-type="date">
              <text:p>29</text:p>
            </table:table-cell>
            <table:table-cell table:style-name="ce91" table:formula="of:=[.CE5]+1" office:value-type="date" office:date-value="2022-04-30" calcext:value-type="date">
              <text:p>30</text:p>
            </table:table-cell>
            <table:table-cell table:style-name="ce91" table:formula="of:=[.CF5]+1" office:value-type="date" office:date-value="2022-05-01" calcext:value-type="date">
              <text:p>1</text:p>
            </table:table-cell>
            <table:table-cell table:style-name="ce86" table:formula="of:=[.CG5]+1" office:value-type="date" office:date-value="2022-05-02" calcext:value-type="date">
              <text:p>2</text:p>
            </table:table-cell>
            <table:table-cell table:style-name="ce91" table:formula="of:=[.CH5]+1" office:value-type="date" office:date-value="2022-05-03" calcext:value-type="date">
              <text:p>3</text:p>
            </table:table-cell>
            <table:table-cell table:style-name="ce91" table:formula="of:=[.CI5]+1" office:value-type="date" office:date-value="2022-05-04" calcext:value-type="date">
              <text:p>4</text:p>
            </table:table-cell>
            <table:table-cell table:style-name="ce91" table:formula="of:=[.CJ5]+1" office:value-type="date" office:date-value="2022-05-05" calcext:value-type="date">
              <text:p>5</text:p>
            </table:table-cell>
            <table:table-cell table:style-name="ce91" table:formula="of:=[.CK5]+1" office:value-type="date" office:date-value="2022-05-06" calcext:value-type="date">
              <text:p>6</text:p>
            </table:table-cell>
            <table:table-cell table:style-name="ce91" table:formula="of:=[.CL5]+1" office:value-type="date" office:date-value="2022-05-07" calcext:value-type="date">
              <text:p>7</text:p>
            </table:table-cell>
            <table:table-cell table:style-name="ce91" table:formula="of:=[.CM5]+1" office:value-type="date" office:date-value="2022-05-08" calcext:value-type="date">
              <text:p>8</text:p>
            </table:table-cell>
            <table:table-cell table:style-name="ce86" table:formula="of:=[.CN5]+1" office:value-type="date" office:date-value="2022-05-09" calcext:value-type="date">
              <text:p>9</text:p>
            </table:table-cell>
            <table:table-cell table:style-name="ce91" table:formula="of:=[.CO5]+1" office:value-type="date" office:date-value="2022-05-10" calcext:value-type="date">
              <text:p>10</text:p>
            </table:table-cell>
            <table:table-cell table:style-name="ce91" table:formula="of:=[.CP5]+1" office:value-type="date" office:date-value="2022-05-11" calcext:value-type="date">
              <text:p>11</text:p>
            </table:table-cell>
            <table:table-cell table:style-name="ce91" table:formula="of:=[.CQ5]+1" office:value-type="date" office:date-value="2022-05-12" calcext:value-type="date">
              <text:p>12</text:p>
            </table:table-cell>
            <table:table-cell table:style-name="ce91" table:formula="of:=[.CR5]+1" office:value-type="date" office:date-value="2022-05-13" calcext:value-type="date">
              <text:p>13</text:p>
            </table:table-cell>
            <table:table-cell table:style-name="ce91" table:formula="of:=[.CS5]+1" office:value-type="date" office:date-value="2022-05-14" calcext:value-type="date">
              <text:p>14</text:p>
            </table:table-cell>
            <table:table-cell table:style-name="ce91" table:formula="of:=[.CT5]+1" office:value-type="date" office:date-value="2022-05-15" calcext:value-type="date">
              <text:p>15</text:p>
            </table:table-cell>
            <table:table-cell table:style-name="ce86" table:formula="of:=[.CU5]+1" office:value-type="date" office:date-value="2022-05-16" calcext:value-type="date">
              <text:p>16</text:p>
            </table:table-cell>
            <table:table-cell table:style-name="ce91" table:formula="of:=[.CV5]+1" office:value-type="date" office:date-value="2022-05-17" calcext:value-type="date">
              <text:p>17</text:p>
            </table:table-cell>
            <table:table-cell table:style-name="ce91" table:formula="of:=[.CW5]+1" office:value-type="date" office:date-value="2022-05-18" calcext:value-type="date">
              <text:p>18</text:p>
            </table:table-cell>
            <table:table-cell table:style-name="ce91" table:formula="of:=[.CX5]+1" office:value-type="date" office:date-value="2022-05-19" calcext:value-type="date">
              <text:p>19</text:p>
            </table:table-cell>
            <table:table-cell table:style-name="ce91" table:formula="of:=[.CY5]+1" office:value-type="date" office:date-value="2022-05-20" calcext:value-type="date">
              <text:p>20</text:p>
            </table:table-cell>
            <table:table-cell table:style-name="ce91" table:formula="of:=[.CZ5]+1" office:value-type="date" office:date-value="2022-05-21" calcext:value-type="date">
              <text:p>21</text:p>
            </table:table-cell>
            <table:table-cell table:style-name="ce91" table:formula="of:=[.DA5]+1" office:value-type="date" office:date-value="2022-05-22" calcext:value-type="date">
              <text:p>22</text:p>
            </table:table-cell>
            <table:table-cell table:style-name="ce86" table:formula="of:=[.DB5]+1" office:value-type="date" office:date-value="2022-05-23" calcext:value-type="date">
              <text:p>23</text:p>
            </table:table-cell>
            <table:table-cell table:style-name="ce91" table:formula="of:=[.DC5]+1" office:value-type="date" office:date-value="2022-05-24" calcext:value-type="date">
              <text:p>24</text:p>
            </table:table-cell>
            <table:table-cell table:style-name="ce91" table:formula="of:=[.DD5]+1" office:value-type="date" office:date-value="2022-05-25" calcext:value-type="date">
              <text:p>25</text:p>
            </table:table-cell>
            <table:table-cell table:style-name="ce91" table:formula="of:=[.DE5]+1" office:value-type="date" office:date-value="2022-05-26" calcext:value-type="date">
              <text:p>26</text:p>
            </table:table-cell>
            <table:table-cell table:style-name="ce91" table:formula="of:=[.DF5]+1" office:value-type="date" office:date-value="2022-05-27" calcext:value-type="date">
              <text:p>27</text:p>
            </table:table-cell>
            <table:table-cell table:style-name="ce91" table:formula="of:=[.DG5]+1" office:value-type="date" office:date-value="2022-05-28" calcext:value-type="date">
              <text:p>28</text:p>
            </table:table-cell>
            <table:table-cell table:style-name="ce91" table:formula="of:=[.DH5]+1" office:value-type="date" office:date-value="2022-05-29" calcext:value-type="date">
              <text:p>29</text:p>
            </table:table-cell>
            <table:table-cell table:style-name="ce86" table:formula="of:=[.DI5]+1" office:value-type="date" office:date-value="2022-05-30" calcext:value-type="date">
              <text:p>30</text:p>
            </table:table-cell>
            <table:table-cell table:style-name="ce91" table:formula="of:=[.DJ5]+1" office:value-type="date" office:date-value="2022-05-31" calcext:value-type="date">
              <text:p>31</text:p>
            </table:table-cell>
            <table:table-cell table:style-name="ce91" table:formula="of:=[.DK5]+1" office:value-type="date" office:date-value="2022-06-01" calcext:value-type="date">
              <text:p>1</text:p>
            </table:table-cell>
            <table:table-cell table:style-name="ce91" table:formula="of:=[.DL5]+1" office:value-type="date" office:date-value="2022-06-02" calcext:value-type="date">
              <text:p>2</text:p>
            </table:table-cell>
            <table:table-cell table:style-name="ce91" table:formula="of:=[.DM5]+1" office:value-type="date" office:date-value="2022-06-03" calcext:value-type="date">
              <text:p>3</text:p>
            </table:table-cell>
            <table:table-cell table:style-name="ce91" table:formula="of:=[.DN5]+1" office:value-type="date" office:date-value="2022-06-04" calcext:value-type="date">
              <text:p>4</text:p>
            </table:table-cell>
            <table:table-cell table:style-name="ce91" table:formula="of:=[.DO5]+1" office:value-type="date" office:date-value="2022-06-05" calcext:value-type="date">
              <text:p>5</text:p>
            </table:table-cell>
            <table:table-cell table:style-name="ce86" table:formula="of:=[.DP5]+1" office:value-type="date" office:date-value="2022-06-06" calcext:value-type="date">
              <text:p>6</text:p>
            </table:table-cell>
            <table:table-cell table:style-name="ce91" table:formula="of:=[.DQ5]+1" office:value-type="date" office:date-value="2022-06-07" calcext:value-type="date">
              <text:p>7</text:p>
            </table:table-cell>
            <table:table-cell table:style-name="ce91" table:formula="of:=[.DR5]+1" office:value-type="date" office:date-value="2022-06-08" calcext:value-type="date">
              <text:p>8</text:p>
            </table:table-cell>
            <table:table-cell table:style-name="ce91" table:formula="of:=[.DS5]+1" office:value-type="date" office:date-value="2022-06-09" calcext:value-type="date">
              <text:p>9</text:p>
            </table:table-cell>
            <table:table-cell table:style-name="ce91" table:formula="of:=[.DT5]+1" office:value-type="date" office:date-value="2022-06-10" calcext:value-type="date">
              <text:p>10</text:p>
            </table:table-cell>
            <table:table-cell table:style-name="ce91" table:formula="of:=[.DU5]+1" office:value-type="date" office:date-value="2022-06-11" calcext:value-type="date">
              <text:p>11</text:p>
            </table:table-cell>
            <table:table-cell table:style-name="ce91" table:formula="of:=[.DV5]+1" office:value-type="date" office:date-value="2022-06-12" calcext:value-type="date">
              <text:p>12</text:p>
            </table:table-cell>
            <table:table-cell table:number-columns-repeated="897"/>
          </table:table-row>
          <table:table-row table:style-name="ro1">
            <table:table-cell table:style-name="ce1" office:value-type="string" calcext:value-type="string">
              <text:p>Esta linha inclui cabeçalhos do cronograma do projeto que estão abaixo deles. </text:p>
              <text:p>Navegue de B6 a BL6 para ouvir o conteúdo. A primeira letra de cada dia da semana da data acima daquele cabeçalho começa na célula I6 e continua até a célula BL6.</text:p>
              <text:p>Todo o gráfico de linha do tempo de projeto é gerado automaticamente com base nas datas de início e término inseridas, usando os formatos condicionais.</text:p>
              <text:p>Não modifique o conteúdo nas células dentro das colunas após a coluna I, começando na célula I7.</text:p>
            </table:table-cell>
            <table:table-cell table:style-name="ce8" office:value-type="string" calcext:value-type="string">
              <text:p>TAREFA</text:p>
            </table:table-cell>
            <table:table-cell table:style-name="ce23" office:value-type="string" calcext:value-type="string">
              <text:p>ATRIBUÍDO</text:p>
              <text:p>PARA</text:p>
            </table:table-cell>
            <table:table-cell table:style-name="ce23" office:value-type="string" calcext:value-type="string">
              <text:p>PROGRESSO</text:p>
            </table:table-cell>
            <table:table-cell table:style-name="ce23" office:value-type="string" calcext:value-type="string">
              <text:p>INÍCIO</text:p>
            </table:table-cell>
            <table:table-cell table:style-name="ce23" office:value-type="string" calcext:value-type="string">
              <text:p>TÉRMINO</text:p>
            </table:table-cell>
            <table:table-cell table:style-name="ce23"/>
            <table:table-cell table:style-name="ce23" office:value-type="string" calcext:value-type="string">
              <text:p>DIAS</text:p>
            </table:table-cell>
            <table:table-cell table:style-name="ce87" table:formula="of:=LEFT(TEXT([.I5];&quot;ddd&quot;);1)" office:value-type="string" office:string-value="s" calcext:value-type="string">
              <text:p>s</text:p>
            </table:table-cell>
            <table:table-cell table:style-name="ce87" table:formula="of:=LEFT(TEXT([.J5];&quot;ddd&quot;);1)" office:value-type="string" office:string-value="t" calcext:value-type="string">
              <text:p>t</text:p>
            </table:table-cell>
            <table:table-cell table:style-name="ce87" table:formula="of:=LEFT(TEXT([.K5];&quot;ddd&quot;);1)" office:value-type="string" office:string-value="q" calcext:value-type="string">
              <text:p>q</text:p>
            </table:table-cell>
            <table:table-cell table:style-name="ce87" table:formula="of:=LEFT(TEXT([.L5];&quot;ddd&quot;);1)" office:value-type="string" office:string-value="q" calcext:value-type="string">
              <text:p>q</text:p>
            </table:table-cell>
            <table:table-cell table:style-name="ce87" table:formula="of:=LEFT(TEXT([.M5];&quot;ddd&quot;);1)" office:value-type="string" office:string-value="s" calcext:value-type="string">
              <text:p>s</text:p>
            </table:table-cell>
            <table:table-cell table:style-name="ce87" table:formula="of:=LEFT(TEXT([.N5];&quot;ddd&quot;);1)" office:value-type="string" office:string-value="s" calcext:value-type="string">
              <text:p>s</text:p>
            </table:table-cell>
            <table:table-cell table:style-name="ce87" table:formula="of:=LEFT(TEXT([.O5];&quot;ddd&quot;);1)" office:value-type="string" office:string-value="d" calcext:value-type="string">
              <text:p>d</text:p>
            </table:table-cell>
            <table:table-cell table:style-name="ce87" table:formula="of:=LEFT(TEXT([.P5];&quot;ddd&quot;);1)" office:value-type="string" office:string-value="s" calcext:value-type="string">
              <text:p>s</text:p>
            </table:table-cell>
            <table:table-cell table:style-name="ce87" table:formula="of:=LEFT(TEXT([.Q5];&quot;ddd&quot;);1)" office:value-type="string" office:string-value="t" calcext:value-type="string">
              <text:p>t</text:p>
            </table:table-cell>
            <table:table-cell table:style-name="ce87" table:formula="of:=LEFT(TEXT([.R5];&quot;ddd&quot;);1)" office:value-type="string" office:string-value="q" calcext:value-type="string">
              <text:p>q</text:p>
            </table:table-cell>
            <table:table-cell table:style-name="ce87" table:formula="of:=LEFT(TEXT([.S5];&quot;ddd&quot;);1)" office:value-type="string" office:string-value="q" calcext:value-type="string">
              <text:p>q</text:p>
            </table:table-cell>
            <table:table-cell table:style-name="ce87" table:formula="of:=LEFT(TEXT([.T5];&quot;ddd&quot;);1)" office:value-type="string" office:string-value="s" calcext:value-type="string">
              <text:p>s</text:p>
            </table:table-cell>
            <table:table-cell table:style-name="ce87" table:formula="of:=LEFT(TEXT([.U5];&quot;ddd&quot;);1)" office:value-type="string" office:string-value="s" calcext:value-type="string">
              <text:p>s</text:p>
            </table:table-cell>
            <table:table-cell table:style-name="ce87" table:formula="of:=LEFT(TEXT([.V5];&quot;ddd&quot;);1)" office:value-type="string" office:string-value="d" calcext:value-type="string">
              <text:p>d</text:p>
            </table:table-cell>
            <table:table-cell table:style-name="ce87" table:formula="of:=LEFT(TEXT([.W5];&quot;ddd&quot;);1)" office:value-type="string" office:string-value="s" calcext:value-type="string">
              <text:p>s</text:p>
            </table:table-cell>
            <table:table-cell table:style-name="ce87" table:formula="of:=LEFT(TEXT([.X5];&quot;ddd&quot;);1)" office:value-type="string" office:string-value="t" calcext:value-type="string">
              <text:p>t</text:p>
            </table:table-cell>
            <table:table-cell table:style-name="ce87" table:formula="of:=LEFT(TEXT([.Y5];&quot;ddd&quot;);1)" office:value-type="string" office:string-value="q" calcext:value-type="string">
              <text:p>q</text:p>
            </table:table-cell>
            <table:table-cell table:style-name="ce87" table:formula="of:=LEFT(TEXT([.Z5];&quot;ddd&quot;);1)" office:value-type="string" office:string-value="q" calcext:value-type="string">
              <text:p>q</text:p>
            </table:table-cell>
            <table:table-cell table:style-name="ce87" table:formula="of:=LEFT(TEXT([.AA5];&quot;ddd&quot;);1)" office:value-type="string" office:string-value="s" calcext:value-type="string">
              <text:p>s</text:p>
            </table:table-cell>
            <table:table-cell table:style-name="ce87" table:formula="of:=LEFT(TEXT([.AB5];&quot;ddd&quot;);1)" office:value-type="string" office:string-value="s" calcext:value-type="string">
              <text:p>s</text:p>
            </table:table-cell>
            <table:table-cell table:style-name="ce87" table:formula="of:=LEFT(TEXT([.AC5];&quot;ddd&quot;);1)" office:value-type="string" office:string-value="d" calcext:value-type="string">
              <text:p>d</text:p>
            </table:table-cell>
            <table:table-cell table:style-name="ce87" table:formula="of:=LEFT(TEXT([.AD5];&quot;ddd&quot;);1)" office:value-type="string" office:string-value="s" calcext:value-type="string">
              <text:p>s</text:p>
            </table:table-cell>
            <table:table-cell table:style-name="ce87" table:formula="of:=LEFT(TEXT([.AE5];&quot;ddd&quot;);1)" office:value-type="string" office:string-value="t" calcext:value-type="string">
              <text:p>t</text:p>
            </table:table-cell>
            <table:table-cell table:style-name="ce87" table:formula="of:=LEFT(TEXT([.AF5];&quot;ddd&quot;);1)" office:value-type="string" office:string-value="q" calcext:value-type="string">
              <text:p>q</text:p>
            </table:table-cell>
            <table:table-cell table:style-name="ce87" table:formula="of:=LEFT(TEXT([.AG5];&quot;ddd&quot;);1)" office:value-type="string" office:string-value="q" calcext:value-type="string">
              <text:p>q</text:p>
            </table:table-cell>
            <table:table-cell table:style-name="ce87" table:formula="of:=LEFT(TEXT([.AH5];&quot;ddd&quot;);1)" office:value-type="string" office:string-value="s" calcext:value-type="string">
              <text:p>s</text:p>
            </table:table-cell>
            <table:table-cell table:style-name="ce87" table:formula="of:=LEFT(TEXT([.AI5];&quot;ddd&quot;);1)" office:value-type="string" office:string-value="s" calcext:value-type="string">
              <text:p>s</text:p>
            </table:table-cell>
            <table:table-cell table:style-name="ce87" table:formula="of:=LEFT(TEXT([.AJ5];&quot;ddd&quot;);1)" office:value-type="string" office:string-value="d" calcext:value-type="string">
              <text:p>d</text:p>
            </table:table-cell>
            <table:table-cell table:style-name="ce87" table:formula="of:=LEFT(TEXT([.AK5];&quot;ddd&quot;);1)" office:value-type="string" office:string-value="s" calcext:value-type="string">
              <text:p>s</text:p>
            </table:table-cell>
            <table:table-cell table:style-name="ce87" table:formula="of:=LEFT(TEXT([.AL5];&quot;ddd&quot;);1)" office:value-type="string" office:string-value="t" calcext:value-type="string">
              <text:p>t</text:p>
            </table:table-cell>
            <table:table-cell table:style-name="ce87" table:formula="of:=LEFT(TEXT([.AM5];&quot;ddd&quot;);1)" office:value-type="string" office:string-value="q" calcext:value-type="string">
              <text:p>q</text:p>
            </table:table-cell>
            <table:table-cell table:style-name="ce87" table:formula="of:=LEFT(TEXT([.AN5];&quot;ddd&quot;);1)" office:value-type="string" office:string-value="q" calcext:value-type="string">
              <text:p>q</text:p>
            </table:table-cell>
            <table:table-cell table:style-name="ce87" table:formula="of:=LEFT(TEXT([.AO5];&quot;ddd&quot;);1)" office:value-type="string" office:string-value="s" calcext:value-type="string">
              <text:p>s</text:p>
            </table:table-cell>
            <table:table-cell table:style-name="ce87" table:formula="of:=LEFT(TEXT([.AP5];&quot;ddd&quot;);1)" office:value-type="string" office:string-value="s" calcext:value-type="string">
              <text:p>s</text:p>
            </table:table-cell>
            <table:table-cell table:style-name="ce87" table:formula="of:=LEFT(TEXT([.AQ5];&quot;ddd&quot;);1)" office:value-type="string" office:string-value="d" calcext:value-type="string">
              <text:p>d</text:p>
            </table:table-cell>
            <table:table-cell table:style-name="ce87" table:formula="of:=LEFT(TEXT([.AR5];&quot;ddd&quot;);1)" office:value-type="string" office:string-value="s" calcext:value-type="string">
              <text:p>s</text:p>
            </table:table-cell>
            <table:table-cell table:style-name="ce87" table:formula="of:=LEFT(TEXT([.AS5];&quot;ddd&quot;);1)" office:value-type="string" office:string-value="t" calcext:value-type="string">
              <text:p>t</text:p>
            </table:table-cell>
            <table:table-cell table:style-name="ce87" table:formula="of:=LEFT(TEXT([.AT5];&quot;ddd&quot;);1)" office:value-type="string" office:string-value="q" calcext:value-type="string">
              <text:p>q</text:p>
            </table:table-cell>
            <table:table-cell table:style-name="ce87" table:formula="of:=LEFT(TEXT([.AU5];&quot;ddd&quot;);1)" office:value-type="string" office:string-value="q" calcext:value-type="string">
              <text:p>q</text:p>
            </table:table-cell>
            <table:table-cell table:style-name="ce87" table:formula="of:=LEFT(TEXT([.AV5];&quot;ddd&quot;);1)" office:value-type="string" office:string-value="s" calcext:value-type="string">
              <text:p>s</text:p>
            </table:table-cell>
            <table:table-cell table:style-name="ce87" table:formula="of:=LEFT(TEXT([.AW5];&quot;ddd&quot;);1)" office:value-type="string" office:string-value="s" calcext:value-type="string">
              <text:p>s</text:p>
            </table:table-cell>
            <table:table-cell table:style-name="ce87" table:formula="of:=LEFT(TEXT([.AX5];&quot;ddd&quot;);1)" office:value-type="string" office:string-value="d" calcext:value-type="string">
              <text:p>d</text:p>
            </table:table-cell>
            <table:table-cell table:style-name="ce87" table:formula="of:=LEFT(TEXT([.AY5];&quot;ddd&quot;);1)" office:value-type="string" office:string-value="s" calcext:value-type="string">
              <text:p>s</text:p>
            </table:table-cell>
            <table:table-cell table:style-name="ce87" table:formula="of:=LEFT(TEXT([.AZ5];&quot;ddd&quot;);1)" office:value-type="string" office:string-value="t" calcext:value-type="string">
              <text:p>t</text:p>
            </table:table-cell>
            <table:table-cell table:style-name="ce87" table:formula="of:=LEFT(TEXT([.BA5];&quot;ddd&quot;);1)" office:value-type="string" office:string-value="q" calcext:value-type="string">
              <text:p>q</text:p>
            </table:table-cell>
            <table:table-cell table:style-name="ce87" table:formula="of:=LEFT(TEXT([.BB5];&quot;ddd&quot;);1)" office:value-type="string" office:string-value="q" calcext:value-type="string">
              <text:p>q</text:p>
            </table:table-cell>
            <table:table-cell table:style-name="ce87" table:formula="of:=LEFT(TEXT([.BC5];&quot;ddd&quot;);1)" office:value-type="string" office:string-value="s" calcext:value-type="string">
              <text:p>s</text:p>
            </table:table-cell>
            <table:table-cell table:style-name="ce87" table:formula="of:=LEFT(TEXT([.BD5];&quot;ddd&quot;);1)" office:value-type="string" office:string-value="s" calcext:value-type="string">
              <text:p>s</text:p>
            </table:table-cell>
            <table:table-cell table:style-name="ce87" table:formula="of:=LEFT(TEXT([.BE5];&quot;ddd&quot;);1)" office:value-type="string" office:string-value="d" calcext:value-type="string">
              <text:p>d</text:p>
            </table:table-cell>
            <table:table-cell table:style-name="ce87" table:formula="of:=LEFT(TEXT([.BF5];&quot;ddd&quot;);1)" office:value-type="string" office:string-value="s" calcext:value-type="string">
              <text:p>s</text:p>
            </table:table-cell>
            <table:table-cell table:style-name="ce87" table:formula="of:=LEFT(TEXT([.BG5];&quot;ddd&quot;);1)" office:value-type="string" office:string-value="t" calcext:value-type="string">
              <text:p>t</text:p>
            </table:table-cell>
            <table:table-cell table:style-name="ce87" table:formula="of:=LEFT(TEXT([.BH5];&quot;ddd&quot;);1)" office:value-type="string" office:string-value="q" calcext:value-type="string">
              <text:p>q</text:p>
            </table:table-cell>
            <table:table-cell table:style-name="ce87" table:formula="of:=LEFT(TEXT([.BI5];&quot;ddd&quot;);1)" office:value-type="string" office:string-value="q" calcext:value-type="string">
              <text:p>q</text:p>
            </table:table-cell>
            <table:table-cell table:style-name="ce87" table:formula="of:=LEFT(TEXT([.BJ5];&quot;ddd&quot;);1)" office:value-type="string" office:string-value="s" calcext:value-type="string">
              <text:p>s</text:p>
            </table:table-cell>
            <table:table-cell table:style-name="ce87" table:formula="of:=LEFT(TEXT([.BK5];&quot;ddd&quot;);1)" office:value-type="string" office:string-value="s" calcext:value-type="string">
              <text:p>s</text:p>
            </table:table-cell>
            <table:table-cell table:style-name="ce87" table:formula="of:=LEFT(TEXT([.BL5];&quot;ddd&quot;);1)" office:value-type="string" office:string-value="d" calcext:value-type="string">
              <text:p>d</text:p>
            </table:table-cell>
            <table:table-cell table:style-name="ce87" table:formula="of:=LEFT(TEXT([.BM5];&quot;ddd&quot;);1)" office:value-type="string" office:string-value="s" calcext:value-type="string">
              <text:p>s</text:p>
            </table:table-cell>
            <table:table-cell table:style-name="ce87" table:formula="of:=LEFT(TEXT([.BN5];&quot;ddd&quot;);1)" office:value-type="string" office:string-value="t" calcext:value-type="string">
              <text:p>t</text:p>
            </table:table-cell>
            <table:table-cell table:style-name="ce87" table:formula="of:=LEFT(TEXT([.BO5];&quot;ddd&quot;);1)" office:value-type="string" office:string-value="q" calcext:value-type="string">
              <text:p>q</text:p>
            </table:table-cell>
            <table:table-cell table:style-name="ce87" table:formula="of:=LEFT(TEXT([.BP5];&quot;ddd&quot;);1)" office:value-type="string" office:string-value="q" calcext:value-type="string">
              <text:p>q</text:p>
            </table:table-cell>
            <table:table-cell table:style-name="ce87" table:formula="of:=LEFT(TEXT([.BQ5];&quot;ddd&quot;);1)" office:value-type="string" office:string-value="s" calcext:value-type="string">
              <text:p>s</text:p>
            </table:table-cell>
            <table:table-cell table:style-name="ce87" table:formula="of:=LEFT(TEXT([.BR5];&quot;ddd&quot;);1)" office:value-type="string" office:string-value="s" calcext:value-type="string">
              <text:p>s</text:p>
            </table:table-cell>
            <table:table-cell table:style-name="ce87" table:formula="of:=LEFT(TEXT([.BS5];&quot;ddd&quot;);1)" office:value-type="string" office:string-value="d" calcext:value-type="string">
              <text:p>d</text:p>
            </table:table-cell>
            <table:table-cell table:style-name="ce87" table:formula="of:=LEFT(TEXT([.BT5];&quot;ddd&quot;);1)" office:value-type="string" office:string-value="s" calcext:value-type="string">
              <text:p>s</text:p>
            </table:table-cell>
            <table:table-cell table:style-name="ce87" table:formula="of:=LEFT(TEXT([.BU5];&quot;ddd&quot;);1)" office:value-type="string" office:string-value="t" calcext:value-type="string">
              <text:p>t</text:p>
            </table:table-cell>
            <table:table-cell table:style-name="ce87" table:formula="of:=LEFT(TEXT([.BV5];&quot;ddd&quot;);1)" office:value-type="string" office:string-value="q" calcext:value-type="string">
              <text:p>q</text:p>
            </table:table-cell>
            <table:table-cell table:style-name="ce87" table:formula="of:=LEFT(TEXT([.BW5];&quot;ddd&quot;);1)" office:value-type="string" office:string-value="q" calcext:value-type="string">
              <text:p>q</text:p>
            </table:table-cell>
            <table:table-cell table:style-name="ce87" table:formula="of:=LEFT(TEXT([.BX5];&quot;ddd&quot;);1)" office:value-type="string" office:string-value="s" calcext:value-type="string">
              <text:p>s</text:p>
            </table:table-cell>
            <table:table-cell table:style-name="ce87" table:formula="of:=LEFT(TEXT([.BY5];&quot;ddd&quot;);1)" office:value-type="string" office:string-value="s" calcext:value-type="string">
              <text:p>s</text:p>
            </table:table-cell>
            <table:table-cell table:style-name="ce87" table:formula="of:=LEFT(TEXT([.BZ5];&quot;ddd&quot;);1)" office:value-type="string" office:string-value="d" calcext:value-type="string">
              <text:p>d</text:p>
            </table:table-cell>
            <table:table-cell table:style-name="ce87" table:formula="of:=LEFT(TEXT([.CA5];&quot;ddd&quot;);1)" office:value-type="string" office:string-value="s" calcext:value-type="string">
              <text:p>s</text:p>
            </table:table-cell>
            <table:table-cell table:style-name="ce87" table:formula="of:=LEFT(TEXT([.CB5];&quot;ddd&quot;);1)" office:value-type="string" office:string-value="t" calcext:value-type="string">
              <text:p>t</text:p>
            </table:table-cell>
            <table:table-cell table:style-name="ce87" table:formula="of:=LEFT(TEXT([.CC5];&quot;ddd&quot;);1)" office:value-type="string" office:string-value="q" calcext:value-type="string">
              <text:p>q</text:p>
            </table:table-cell>
            <table:table-cell table:style-name="ce87" table:formula="of:=LEFT(TEXT([.CD5];&quot;ddd&quot;);1)" office:value-type="string" office:string-value="q" calcext:value-type="string">
              <text:p>q</text:p>
            </table:table-cell>
            <table:table-cell table:style-name="ce87" table:formula="of:=LEFT(TEXT([.CE5];&quot;ddd&quot;);1)" office:value-type="string" office:string-value="s" calcext:value-type="string">
              <text:p>s</text:p>
            </table:table-cell>
            <table:table-cell table:style-name="ce87" table:formula="of:=LEFT(TEXT([.CF5];&quot;ddd&quot;);1)" office:value-type="string" office:string-value="s" calcext:value-type="string">
              <text:p>s</text:p>
            </table:table-cell>
            <table:table-cell table:style-name="ce87" table:formula="of:=LEFT(TEXT([.CG5];&quot;ddd&quot;);1)" office:value-type="string" office:string-value="d" calcext:value-type="string">
              <text:p>d</text:p>
            </table:table-cell>
            <table:table-cell table:style-name="ce87" table:formula="of:=LEFT(TEXT([.CH5];&quot;ddd&quot;);1)" office:value-type="string" office:string-value="s" calcext:value-type="string">
              <text:p>s</text:p>
            </table:table-cell>
            <table:table-cell table:style-name="ce87" table:formula="of:=LEFT(TEXT([.CI5];&quot;ddd&quot;);1)" office:value-type="string" office:string-value="t" calcext:value-type="string">
              <text:p>t</text:p>
            </table:table-cell>
            <table:table-cell table:style-name="ce87" table:formula="of:=LEFT(TEXT([.CJ5];&quot;ddd&quot;);1)" office:value-type="string" office:string-value="q" calcext:value-type="string">
              <text:p>q</text:p>
            </table:table-cell>
            <table:table-cell table:style-name="ce87" table:formula="of:=LEFT(TEXT([.CK5];&quot;ddd&quot;);1)" office:value-type="string" office:string-value="q" calcext:value-type="string">
              <text:p>q</text:p>
            </table:table-cell>
            <table:table-cell table:style-name="ce87" table:formula="of:=LEFT(TEXT([.CL5];&quot;ddd&quot;);1)" office:value-type="string" office:string-value="s" calcext:value-type="string">
              <text:p>s</text:p>
            </table:table-cell>
            <table:table-cell table:style-name="ce87" table:formula="of:=LEFT(TEXT([.CM5];&quot;ddd&quot;);1)" office:value-type="string" office:string-value="s" calcext:value-type="string">
              <text:p>s</text:p>
            </table:table-cell>
            <table:table-cell table:style-name="ce87" table:formula="of:=LEFT(TEXT([.CN5];&quot;ddd&quot;);1)" office:value-type="string" office:string-value="d" calcext:value-type="string">
              <text:p>d</text:p>
            </table:table-cell>
            <table:table-cell table:style-name="ce87" table:formula="of:=LEFT(TEXT([.CO5];&quot;ddd&quot;);1)" office:value-type="string" office:string-value="s" calcext:value-type="string">
              <text:p>s</text:p>
            </table:table-cell>
            <table:table-cell table:style-name="ce87" table:formula="of:=LEFT(TEXT([.CP5];&quot;ddd&quot;);1)" office:value-type="string" office:string-value="t" calcext:value-type="string">
              <text:p>t</text:p>
            </table:table-cell>
            <table:table-cell table:style-name="ce87" table:formula="of:=LEFT(TEXT([.CQ5];&quot;ddd&quot;);1)" office:value-type="string" office:string-value="q" calcext:value-type="string">
              <text:p>q</text:p>
            </table:table-cell>
            <table:table-cell table:style-name="ce87" table:formula="of:=LEFT(TEXT([.CR5];&quot;ddd&quot;);1)" office:value-type="string" office:string-value="q" calcext:value-type="string">
              <text:p>q</text:p>
            </table:table-cell>
            <table:table-cell table:style-name="ce87" table:formula="of:=LEFT(TEXT([.CS5];&quot;ddd&quot;);1)" office:value-type="string" office:string-value="s" calcext:value-type="string">
              <text:p>s</text:p>
            </table:table-cell>
            <table:table-cell table:style-name="ce87" table:formula="of:=LEFT(TEXT([.CT5];&quot;ddd&quot;);1)" office:value-type="string" office:string-value="s" calcext:value-type="string">
              <text:p>s</text:p>
            </table:table-cell>
            <table:table-cell table:style-name="ce87" table:formula="of:=LEFT(TEXT([.CU5];&quot;ddd&quot;);1)" office:value-type="string" office:string-value="d" calcext:value-type="string">
              <text:p>d</text:p>
            </table:table-cell>
            <table:table-cell table:style-name="ce87" table:formula="of:=LEFT(TEXT([.CV5];&quot;ddd&quot;);1)" office:value-type="string" office:string-value="s" calcext:value-type="string">
              <text:p>s</text:p>
            </table:table-cell>
            <table:table-cell table:style-name="ce87" table:formula="of:=LEFT(TEXT([.CW5];&quot;ddd&quot;);1)" office:value-type="string" office:string-value="t" calcext:value-type="string">
              <text:p>t</text:p>
            </table:table-cell>
            <table:table-cell table:style-name="ce87" table:formula="of:=LEFT(TEXT([.CX5];&quot;ddd&quot;);1)" office:value-type="string" office:string-value="q" calcext:value-type="string">
              <text:p>q</text:p>
            </table:table-cell>
            <table:table-cell table:style-name="ce87" table:formula="of:=LEFT(TEXT([.CY5];&quot;ddd&quot;);1)" office:value-type="string" office:string-value="q" calcext:value-type="string">
              <text:p>q</text:p>
            </table:table-cell>
            <table:table-cell table:style-name="ce87" table:formula="of:=LEFT(TEXT([.CZ5];&quot;ddd&quot;);1)" office:value-type="string" office:string-value="s" calcext:value-type="string">
              <text:p>s</text:p>
            </table:table-cell>
            <table:table-cell table:style-name="ce87" table:formula="of:=LEFT(TEXT([.DA5];&quot;ddd&quot;);1)" office:value-type="string" office:string-value="s" calcext:value-type="string">
              <text:p>s</text:p>
            </table:table-cell>
            <table:table-cell table:style-name="ce87" table:formula="of:=LEFT(TEXT([.DB5];&quot;ddd&quot;);1)" office:value-type="string" office:string-value="d" calcext:value-type="string">
              <text:p>d</text:p>
            </table:table-cell>
            <table:table-cell table:style-name="ce87" table:formula="of:=LEFT(TEXT([.DC5];&quot;ddd&quot;);1)" office:value-type="string" office:string-value="s" calcext:value-type="string">
              <text:p>s</text:p>
            </table:table-cell>
            <table:table-cell table:style-name="ce87" table:formula="of:=LEFT(TEXT([.DD5];&quot;ddd&quot;);1)" office:value-type="string" office:string-value="t" calcext:value-type="string">
              <text:p>t</text:p>
            </table:table-cell>
            <table:table-cell table:style-name="ce87" table:formula="of:=LEFT(TEXT([.DE5];&quot;ddd&quot;);1)" office:value-type="string" office:string-value="q" calcext:value-type="string">
              <text:p>q</text:p>
            </table:table-cell>
            <table:table-cell table:style-name="ce87" table:formula="of:=LEFT(TEXT([.DF5];&quot;ddd&quot;);1)" office:value-type="string" office:string-value="q" calcext:value-type="string">
              <text:p>q</text:p>
            </table:table-cell>
            <table:table-cell table:style-name="ce87" table:formula="of:=LEFT(TEXT([.DG5];&quot;ddd&quot;);1)" office:value-type="string" office:string-value="s" calcext:value-type="string">
              <text:p>s</text:p>
            </table:table-cell>
            <table:table-cell table:style-name="ce87" table:formula="of:=LEFT(TEXT([.DH5];&quot;ddd&quot;);1)" office:value-type="string" office:string-value="s" calcext:value-type="string">
              <text:p>s</text:p>
            </table:table-cell>
            <table:table-cell table:style-name="ce87" table:formula="of:=LEFT(TEXT([.DI5];&quot;ddd&quot;);1)" office:value-type="string" office:string-value="d" calcext:value-type="string">
              <text:p>d</text:p>
            </table:table-cell>
            <table:table-cell table:style-name="ce87" table:formula="of:=LEFT(TEXT([.DJ5];&quot;ddd&quot;);1)" office:value-type="string" office:string-value="s" calcext:value-type="string">
              <text:p>s</text:p>
            </table:table-cell>
            <table:table-cell table:style-name="ce87" table:formula="of:=LEFT(TEXT([.DK5];&quot;ddd&quot;);1)" office:value-type="string" office:string-value="t" calcext:value-type="string">
              <text:p>t</text:p>
            </table:table-cell>
            <table:table-cell table:style-name="ce87" table:formula="of:=LEFT(TEXT([.DL5];&quot;ddd&quot;);1)" office:value-type="string" office:string-value="q" calcext:value-type="string">
              <text:p>q</text:p>
            </table:table-cell>
            <table:table-cell table:style-name="ce87" table:formula="of:=LEFT(TEXT([.DM5];&quot;ddd&quot;);1)" office:value-type="string" office:string-value="q" calcext:value-type="string">
              <text:p>q</text:p>
            </table:table-cell>
            <table:table-cell table:style-name="ce87" table:formula="of:=LEFT(TEXT([.DN5];&quot;ddd&quot;);1)" office:value-type="string" office:string-value="s" calcext:value-type="string">
              <text:p>s</text:p>
            </table:table-cell>
            <table:table-cell table:style-name="ce87" table:formula="of:=LEFT(TEXT([.DO5];&quot;ddd&quot;);1)" office:value-type="string" office:string-value="s" calcext:value-type="string">
              <text:p>s</text:p>
            </table:table-cell>
            <table:table-cell table:style-name="ce87" table:formula="of:=LEFT(TEXT([.DP5];&quot;ddd&quot;);1)" office:value-type="string" office:string-value="d" calcext:value-type="string">
              <text:p>d</text:p>
            </table:table-cell>
            <table:table-cell table:style-name="ce87" table:formula="of:=LEFT(TEXT([.DQ5];&quot;ddd&quot;);1)" office:value-type="string" office:string-value="s" calcext:value-type="string">
              <text:p>s</text:p>
            </table:table-cell>
            <table:table-cell table:style-name="ce87" table:formula="of:=LEFT(TEXT([.DR5];&quot;ddd&quot;);1)" office:value-type="string" office:string-value="t" calcext:value-type="string">
              <text:p>t</text:p>
            </table:table-cell>
            <table:table-cell table:style-name="ce87" table:formula="of:=LEFT(TEXT([.DS5];&quot;ddd&quot;);1)" office:value-type="string" office:string-value="q" calcext:value-type="string">
              <text:p>q</text:p>
            </table:table-cell>
            <table:table-cell table:style-name="ce87" table:formula="of:=LEFT(TEXT([.DT5];&quot;ddd&quot;);1)" office:value-type="string" office:string-value="q" calcext:value-type="string">
              <text:p>q</text:p>
            </table:table-cell>
            <table:table-cell table:style-name="ce87" table:formula="of:=LEFT(TEXT([.DU5];&quot;ddd&quot;);1)" office:value-type="string" office:string-value="s" calcext:value-type="string">
              <text:p>s</text:p>
            </table:table-cell>
            <table:table-cell table:style-name="ce87" table:formula="of:=LEFT(TEXT([.DV5];&quot;ddd&quot;);1)" office:value-type="string" office:string-value="s" calcext:value-type="string">
              <text:p>s</text:p>
            </table:table-cell>
            <table:table-cell table:style-name="ce87" table:formula="of:=LEFT(TEXT([.DW5];&quot;ddd&quot;);1)" office:value-type="string" office:string-value="d" calcext:value-type="string">
              <text:p>d</text:p>
            </table:table-cell>
            <table:table-cell table:number-columns-repeated="897"/>
          </table:table-row>
        </table:table-header-rows>
        <table:table-row table:style-name="ro1" table:visibility="collapse">
          <table:table-cell office:value-type="string" calcext:value-type="string">
            <text:p>Não exclua esta linha. Esta linha ficará oculta para preservar uma fórmula usada para realçar o dia atual no cronograma do projeto. </text:p>
          </table:table-cell>
          <table:table-cell/>
          <table:table-cell table:style-name="ce24"/>
          <table:table-cell table:style-name="ce35"/>
          <table:table-cell table:number-columns-repeated="3"/>
          <table:table-cell table:formula="of:=IF(OR(ISBLANK(início_da_tarefa);ISBLANK(término_da_tarefa));&quot;&quot;;término_da_tarefa-início_da_tarefa+1)">
            <text:p/>
          </table:table-cell>
          <table:table-cell table:style-name="ce88" table:number-columns-repeated="119"/>
          <table:table-cell table:number-columns-repeated="897"/>
        </table:table-row>
        <table:table-row table:style-name="ro1">
          <table:table-cell table:style-name="ce1" office:value-type="string" calcext:value-type="string">
            <text:p>A célula B8 contém o título do exemplo da Fase 1. </text:p>
            <text:p>Insira um novo Título na célula B8.</text:p>
            <text:p>Na célula C8, insira o nome a atribuir à fase, caso ela se aplique ao seu projeto.</text:p>
            <text:p>Na célula D8, insira o Progresso para a fase inteira, caso ela se aplique ao seu projeto.</text:p>
            <text:p>Nas células E8 e F8, insira as datas de início e término para a fase inteira, caso ela se aplique ao seu projeto. </text:p>
            <text:p>O gráfico de Gantt preenche automaticamente as datas apropriadas e sombreia de acordo com o andamento inserido.</text:p>
            <text:p>Para excluir a fase e trabalhar apenas nas tarefas, basta excluir essa linha.</text:p>
          </table:table-cell>
          <table:table-cell table:style-name="ce9" office:value-type="string" calcext:value-type="string" table:number-columns-spanned="5" table:number-rows-spanned="1">
            <text:p>DATABASE</text:p>
          </table:table-cell>
          <table:covered-table-cell table:style-name="ce25"/>
          <table:covered-table-cell table:style-name="ce36"/>
          <table:covered-table-cell table:style-name="ce62"/>
          <table:covered-table-cell table:style-name="ce74"/>
          <table:table-cell table:style-name="ce80"/>
          <table:table-cell table:style-name="ce80" table:formula="of:=IF(OR(ISBLANK(início_da_tarefa);ISBLANK(término_da_tarefa));&quot;&quot;;término_da_tarefa-início_da_tarefa+1)">
            <text:p/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 table:style-name="ce1" office:value-type="string" calcext:value-type="string">
            <text:p>A célula B9 contém a tarefa de exemplo "Tarefa 1". </text:p>
            <text:p>Insira um novo nome da tarefa na célula B9.</text:p>
            <text:p>Insira uma pessoa para atribuir a tarefa na célula C9.</text:p>
            <text:p>Insira o andamento da tarefa na célula D9. Uma barra de progresso é exibida na célula e fica sombreada de acordo com o número na célula. Por exemplo, 50% de progresso sombreia metade da célula.</text:p>
            <text:p>Insira a data de início da tarefa na célula E9.</text:p>
            <text:p>Insira a data de término da tarefa na célula F9.</text:p>
            <text:p>Uma barra de status sombreada das datas inseridas aparece em blocos começando na célula I9 até BL9. </text:p>
          </table:table-cell>
          <table:table-cell table:style-name="ce10" office:value-type="string" calcext:value-type="string">
            <text:p>RESTRUTURAÇÃO DO BANCO</text:p>
          </table:table-cell>
          <table:table-cell table:style-name="ce10" office:value-type="string" calcext:value-type="string">
            <text:p>MARLON/GABRIEL</text:p>
          </table:table-cell>
          <table:table-cell table:style-name="ce37" office:value-type="percentage" office:value="1" calcext:value-type="percentage">
            <text:p>100%</text:p>
          </table:table-cell>
          <table:table-cell table:style-name="ce63" office:value-type="date" office:date-value="2022-02-18" calcext:value-type="date">
            <text:p>18/2/22</text:p>
          </table:table-cell>
          <table:table-cell table:style-name="ce63" office:value-type="date" office:date-value="2022-02-20" calcext:value-type="date">
            <text:p>20/2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3" calcext:value-type="float">
            <text:p>3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 table:style-name="ce1" office:value-type="string" calcext:value-type="string">
            <text:p>As linhas 10 a 13 repetem o padrão da linha 9. </text:p>
            <text:p>Repita as instruções da célula A9 para todas as linhas de tarefas nesta planilha. Substitua os dados de exemplo.</text:p>
            <text:p>Um exemplo de outra fase começa na célula A14. </text:p>
            <text:p>Continue inserindo tarefas nas células A10 a A13 ou vá para a célula A14 para saber mais.</text:p>
          </table:table-cell>
          <table:table-cell table:style-name="ce10" office:value-type="string" calcext:value-type="string">
            <text:p>ENGLOBAR A TABELA DE STATUS COM O RESTO DAS TABELAS</text:p>
          </table:table-cell>
          <table:table-cell table:style-name="ce10" office:value-type="string" calcext:value-type="string">
            <text:p>MARLON/GABRIEL</text:p>
          </table:table-cell>
          <table:table-cell table:style-name="ce37" office:value-type="percentage" office:value="1" calcext:value-type="percentage">
            <text:p>100%</text:p>
          </table:table-cell>
          <table:table-cell table:style-name="ce63" office:value-type="date" office:date-value="2022-02-18" calcext:value-type="date">
            <text:p>18/2/22</text:p>
          </table:table-cell>
          <table:table-cell table:style-name="ce63" office:value-type="date" office:date-value="2022-02-20" calcext:value-type="date">
            <text:p>20/2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3" calcext:value-type="float">
            <text:p>3</text:p>
          </table:table-cell>
          <table:table-cell table:style-name="ce88" table:number-columns-repeated="12"/>
          <table:table-cell table:style-name="ce96" table:number-columns-repeated="2"/>
          <table:table-cell table:style-name="ce88" table:number-columns-repeated="105"/>
          <table:table-cell table:style-name="ce103" table:number-columns-repeated="897"/>
        </table:table-row>
        <table:table-row table:style-name="ro1">
          <table:table-cell/>
          <table:table-cell table:style-name="ce10" office:value-type="string" calcext:value-type="string">
            <text:p>COLOCAR O BANCO PARA FUNCIONAR</text:p>
          </table:table-cell>
          <table:table-cell table:style-name="ce10" office:value-type="string" calcext:value-type="string">
            <text:p>MARLON/GABRIEL</text:p>
          </table:table-cell>
          <table:table-cell table:style-name="ce37" office:value-type="percentage" office:value="1" calcext:value-type="percentage">
            <text:p>100%</text:p>
          </table:table-cell>
          <table:table-cell table:style-name="ce63" office:value-type="date" office:date-value="2022-02-18" calcext:value-type="date">
            <text:p>18/2/22</text:p>
          </table:table-cell>
          <table:table-cell table:style-name="ce63" office:value-type="date" office:date-value="2022-02-20" calcext:value-type="date">
            <text:p>20/2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3" calcext:value-type="float">
            <text:p>3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0" office:value-type="string" calcext:value-type="string">
            <text:p>DEFINIR A FUNCIONALIDADE NO MONGO</text:p>
          </table:table-cell>
          <table:table-cell table:style-name="ce10" office:value-type="string" calcext:value-type="string">
            <text:p>MARLON/GABRIEL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ce63" office:value-type="date" office:date-value="2022-03-01" calcext:value-type="date">
            <text:p>1/3/22</text:p>
          </table:table-cell>
          <table:table-cell table:style-name="ce63" office:value-type="date" office:date-value="2022-03-15" calcext:value-type="date">
            <text:p>15/3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15" calcext:value-type="float">
            <text:p>15</text:p>
          </table:table-cell>
          <table:table-cell table:style-name="ce88" table:number-columns-repeated="15"/>
          <table:table-cell table:style-name="ce97"/>
          <table:table-cell table:style-name="ce98"/>
          <table:table-cell table:style-name="ce99" table:number-columns-repeated="12"/>
          <table:table-cell table:style-name="ce100"/>
          <table:table-cell table:style-name="ce88" table:number-columns-repeated="89"/>
          <table:table-cell table:style-name="ce103" table:number-columns-repeated="897"/>
        </table:table-row>
        <table:table-row table:style-name="ro1">
          <table:table-cell/>
          <table:table-cell table:style-name="ce10" office:value-type="string" calcext:value-type="string">
            <text:p>IMPLEMENTAÇÃO DO MONGO AO PROJETO</text:p>
          </table:table-cell>
          <table:table-cell table:style-name="ce10" office:value-type="string" calcext:value-type="string">
            <text:p>MARLON/GABRIEL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ce63" office:value-type="date" office:date-value="2022-04-01" calcext:value-type="date">
            <text:p>1/4/22</text:p>
          </table:table-cell>
          <table:table-cell table:style-name="ce63" office:value-type="date" office:date-value="2022-05-01" calcext:value-type="date">
            <text:p>1/5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31" calcext:value-type="float">
            <text:p>31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 table:style-name="ce1" office:value-type="string" calcext:value-type="string">
            <text:p>A célula à direita contém o título do exemplo da Fase 2. </text:p>
            <text:p>Você pode criar uma nova fase a qualquer momento na coluna B. Este cronograma de projeto não exige fases. Para remover a fase, basta excluir a linha.</text:p>
            <text:p>Para criar um novo bloco de fases nesta linha, digite um novo Título na célula à direita.</text:p>
            <text:p>Para continuar a adicionar tarefas à fase acima, insira uma nova linha acima desta e preencha os dados da tarefa como na instrução da célula A9.</text:p>
            <text:p>Atualize os detalhes da Fase na célula à direita, com base nas instruções da célula A8.</text:p>
            <text:p>Continue navegando para baixo nas células da coluna A para saber mais.</text:p>
            <text:p>Se você ainda não adicionou as novas linhas nesta planilha, encontrará 2 exemplos adicionais de blocos de fase que foram criados nas células B20 e B26. Caso contrário, navegue pelas células da coluna A para localizar os blocos adicionais. </text:p>
            <text:p>Repita as instruções das células A8 e A9 sempre que precisar.</text:p>
          </table:table-cell>
          <table:table-cell table:style-name="ce11" office:value-type="string" calcext:value-type="string" table:number-columns-spanned="5" table:number-rows-spanned="1">
            <text:p>FRONTEND</text:p>
          </table:table-cell>
          <table:covered-table-cell table:style-name="ce26"/>
          <table:covered-table-cell table:style-name="ce38"/>
          <table:covered-table-cell table:style-name="ce64"/>
          <table:covered-table-cell table:style-name="ce75"/>
          <table:table-cell table:style-name="ce80"/>
          <table:table-cell table:style-name="ce80" table:formula="of:=IF(OR(ISBLANK(início_da_tarefa);ISBLANK(término_da_tarefa));&quot;&quot;;término_da_tarefa-início_da_tarefa+1)">
            <text:p/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 table:style-name="ce1"/>
          <table:table-cell table:style-name="ce12" office:value-type="string" calcext:value-type="string">
            <text:p>MODIFICAR A LANDING PAGE</text:p>
          </table:table-cell>
          <table:table-cell table:style-name="ce12" office:value-type="string" calcext:value-type="string">
            <text:p>LUIS / KAIKE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65" office:value-type="date" office:date-value="2022-02-21" calcext:value-type="date">
            <text:p>21/2/22</text:p>
          </table:table-cell>
          <table:table-cell table:style-name="ce65" office:value-type="date" office:date-value="2022-03-07" calcext:value-type="date">
            <text:p>7/3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15" calcext:value-type="float">
            <text:p>15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CRIAR TELA DE PERFIL E DADOS DE USUARIO</text:p>
          </table:table-cell>
          <table:table-cell table:style-name="ce12" office:value-type="string" calcext:value-type="string">
            <text:p>IGOR / PEDRO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65" office:value-type="date" office:date-value="2022-03-08" calcext:value-type="date">
            <text:p>8/3/22</text:p>
          </table:table-cell>
          <table:table-cell table:style-name="ce65" office:value-type="date" office:date-value="2022-03-30" calcext:value-type="date">
            <text:p>30/3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23" calcext:value-type="float">
            <text:p>23</text:p>
          </table:table-cell>
          <table:table-cell table:style-name="ce88" table:number-columns-repeated="12"/>
          <table:table-cell table:style-name="ce96" table:number-columns-repeated="2"/>
          <table:table-cell table:style-name="ce88" table:number-columns-repeated="105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CRIAR TELA DO LOCALIZADOR E CONSUMIR API DO GOOGLE MAPS</text:p>
          </table:table-cell>
          <table:table-cell table:style-name="ce12" office:value-type="string" calcext:value-type="string">
            <text:p>IGOR / PEDRO / JHONATA</text:p>
          </table:table-cell>
          <table:table-cell table:style-name="ce41" office:value-type="percentage" office:value="0" calcext:value-type="percentage">
            <text:p>0%</text:p>
          </table:table-cell>
          <table:table-cell table:style-name="ce65" office:value-type="date" office:date-value="2022-03-20" calcext:value-type="date">
            <text:p>20/3/22</text:p>
          </table:table-cell>
          <table:table-cell table:style-name="ce65" office:value-type="date" office:date-value="2022-04-25" calcext:value-type="date">
            <text:p>25/4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37" calcext:value-type="float">
            <text:p>37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CRIAR PAGINA DE AJUDA</text:p>
          </table:table-cell>
          <table:table-cell table:style-name="ce12" office:value-type="string" calcext:value-type="string">
            <text:p>LUIS / KAIKE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65" office:value-type="date" office:date-value="2022-03-26" calcext:value-type="date">
            <text:p>26/3/22</text:p>
          </table:table-cell>
          <table:table-cell table:style-name="ce65" office:value-type="date" office:date-value="2022-04-30" calcext:value-type="date">
            <text:p>30/4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36" calcext:value-type="float">
            <text:p>36</text:p>
          </table:table-cell>
          <table:table-cell table:style-name="ce88" table:number-columns-repeated="16"/>
          <table:table-cell table:style-name="ce96"/>
          <table:table-cell table:style-name="ce88" table:number-columns-repeated="102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CRIAR PAINEL DE ESTUDOS </text:p>
          </table:table-cell>
          <table:table-cell table:style-name="ce12" office:value-type="string" calcext:value-type="string">
            <text:p>IGOR</text:p>
          </table:table-cell>
          <table:table-cell table:style-name="ce43" office:value-type="percentage" office:value="0" calcext:value-type="percentage">
            <text:p>0%</text:p>
          </table:table-cell>
          <table:table-cell table:style-name="ce65" office:value-type="date" office:date-value="2022-04-20" calcext:value-type="date">
            <text:p>20/4/22</text:p>
          </table:table-cell>
          <table:table-cell table:style-name="ce65" office:value-type="date" office:date-value="2020-05-05" calcext:value-type="date">
            <text:p>5/5/20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-714" calcext:value-type="float">
            <text:p>-714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TELA DOS CHATS</text:p>
          </table:table-cell>
          <table:table-cell table:style-name="ce12" office:value-type="string" calcext:value-type="string">
            <text:p>IGOR / PEDRO</text:p>
          </table:table-cell>
          <table:table-cell table:style-name="ce44" office:value-type="percentage" office:value="0" calcext:value-type="percentage">
            <text:p>0%</text:p>
          </table:table-cell>
          <table:table-cell table:style-name="ce65" office:value-type="date" office:date-value="2022-04-01" calcext:value-type="date">
            <text:p>1/4/22</text:p>
          </table:table-cell>
          <table:table-cell table:style-name="ce65" office:value-type="date" office:date-value="2022-04-15" calcext:value-type="date">
            <text:p>15/4/22</text:p>
          </table:table-cell>
          <table:table-cell table:style-name="ce80" table:number-columns-repeated="2"/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CRIAR AS DASHBOARDS DO ADMINISTRADOR </text:p>
          </table:table-cell>
          <table:table-cell table:style-name="ce12" office:value-type="string" calcext:value-type="string">
            <text:p>IGOR / JHONATA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65" office:value-type="date" office:date-value="2022-04-16" calcext:value-type="date">
            <text:p>16/4/22</text:p>
          </table:table-cell>
          <table:table-cell table:style-name="ce65" office:value-type="date" office:date-value="2022-04-30" calcext:value-type="date">
            <text:p>30/4/22</text:p>
          </table:table-cell>
          <table:table-cell table:style-name="ce80" table:number-columns-repeated="2"/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CRIAR PAINEL DE GERENCIAMENTO DO ADMINISTRADOR</text:p>
          </table:table-cell>
          <table:table-cell table:style-name="ce12" office:value-type="string" calcext:value-type="string">
            <text:p>IGOR</text:p>
          </table:table-cell>
          <table:table-cell table:style-name="ce46" office:value-type="percentage" office:value="0" calcext:value-type="percentage">
            <text:p>0%</text:p>
          </table:table-cell>
          <table:table-cell table:style-name="ce65" office:value-type="date" office:date-value="2022-05-01" calcext:value-type="date">
            <text:p>1/5/22</text:p>
          </table:table-cell>
          <table:table-cell table:style-name="ce65" office:value-type="date" office:date-value="2022-05-16" calcext:value-type="date">
            <text:p>16/5/22</text:p>
          </table:table-cell>
          <table:table-cell table:style-name="ce80" table:number-columns-repeated="2"/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CRIAR TELA DE PLANOS E PAGAMENTO</text:p>
          </table:table-cell>
          <table:table-cell table:style-name="ce12" office:value-type="string" calcext:value-type="string">
            <text:p>IGOR / PEDRO / JHONATA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65" office:value-type="date" office:date-value="2022-05-16" calcext:value-type="date">
            <text:p>16/5/22</text:p>
          </table:table-cell>
          <table:table-cell table:style-name="ce65" office:value-type="date" office:date-value="2022-05-30" calcext:value-type="date">
            <text:p>30/5/22</text:p>
          </table:table-cell>
          <table:table-cell table:style-name="ce80" table:number-columns-repeated="2"/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2" office:value-type="string" calcext:value-type="string">
            <text:p>REALiZAR TESTES</text:p>
          </table:table-cell>
          <table:table-cell table:style-name="ce12" office:value-type="string" calcext:value-type="string">
            <text:p>IGOR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65" office:value-type="date" office:date-value="2022-06-01" calcext:value-type="date">
            <text:p>1/6/22</text:p>
          </table:table-cell>
          <table:table-cell table:style-name="ce65" office:value-type="date" office:date-value="2022-06-05" calcext:value-type="date">
            <text:p>5/6/22</text:p>
          </table:table-cell>
          <table:table-cell table:style-name="ce80" table:number-columns-repeated="2"/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 office:value-type="string" calcext:value-type="string">
            <text:p>Bloco de título de fase de exemplo</text:p>
          </table:table-cell>
          <table:table-cell table:style-name="ce13" office:value-type="string" calcext:value-type="string" table:number-columns-spanned="5" table:number-rows-spanned="1">
            <text:p>BACKEND</text:p>
          </table:table-cell>
          <table:covered-table-cell table:style-name="ce27"/>
          <table:covered-table-cell table:style-name="ce49"/>
          <table:covered-table-cell table:style-name="ce66"/>
          <table:covered-table-cell table:style-name="ce76"/>
          <table:table-cell table:style-name="ce80"/>
          <table:table-cell table:style-name="ce80" table:formula="of:=IF(OR(ISBLANK(início_da_tarefa);ISBLANK(término_da_tarefa));&quot;&quot;;término_da_tarefa-início_da_tarefa+1)">
            <text:p/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4" office:value-type="string" calcext:value-type="string">
            <text:p>MIGRAR PHP PARA NODEJS</text:p>
          </table:table-cell>
          <table:table-cell table:style-name="ce14" office:value-type="string" calcext:value-type="string">
            <text:p>LUIS / KAIKE / IGOR</text:p>
          </table:table-cell>
          <table:table-cell table:style-name="ce50" office:value-type="percentage" office:value="0.75" calcext:value-type="percentage">
            <text:p>75%</text:p>
          </table:table-cell>
          <table:table-cell table:style-name="ce67" office:value-type="date" office:date-value="2022-02-21" calcext:value-type="date">
            <text:p>21/2/22</text:p>
          </table:table-cell>
          <table:table-cell table:style-name="ce67" office:value-type="date" office:date-value="2022-04-01" calcext:value-type="date">
            <text:p>1/4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40" calcext:value-type="float">
            <text:p>40</text:p>
          </table:table-cell>
          <table:table-cell table:style-name="ce88" table:number-columns-repeated="7"/>
          <table:table-cell table:style-name="ce94"/>
          <table:table-cell table:style-name="ce95" table:number-columns-repeated="39"/>
          <table:table-cell table:style-name="ce88" table:number-columns-repeated="72"/>
          <table:table-cell table:style-name="ce103" table:number-columns-repeated="897"/>
        </table:table-row>
        <table:table-row table:style-name="ro1">
          <table:table-cell/>
          <table:table-cell table:style-name="ce14" office:value-type="string" calcext:value-type="string">
            <text:p>OTIMIZAR JWT</text:p>
          </table:table-cell>
          <table:table-cell table:style-name="ce14" office:value-type="string" calcext:value-type="string">
            <text:p>KAIKE / LUIS</text:p>
          </table:table-cell>
          <table:table-cell table:style-name="ce50" office:value-type="percentage" office:value="0" calcext:value-type="percentage">
            <text:p>0%</text:p>
          </table:table-cell>
          <table:table-cell table:style-name="ce67" office:value-type="date" office:date-value="2022-04-20" calcext:value-type="date">
            <text:p>20/4/22</text:p>
          </table:table-cell>
          <table:table-cell table:style-name="ce67" office:value-type="date" office:date-value="2022-05-10" calcext:value-type="date">
            <text:p>10/5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21" calcext:value-type="float">
            <text:p>21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4" office:value-type="string" calcext:value-type="string">
            <text:p>CRIAR ROTAS PARA AS PAGINAS DO FRONT</text:p>
          </table:table-cell>
          <table:table-cell table:style-name="ce14" office:value-type="string" calcext:value-type="string">
            <text:p>KAIKE / LUIS / GABRIEL</text:p>
          </table:table-cell>
          <table:table-cell table:style-name="ce50" office:value-type="percentage" office:value="0" calcext:value-type="percentage">
            <text:p>0%</text:p>
          </table:table-cell>
          <table:table-cell table:style-name="ce67" office:value-type="date" office:date-value="2022-04-13" calcext:value-type="date">
            <text:p>13/4/22</text:p>
          </table:table-cell>
          <table:table-cell table:style-name="ce67" office:value-type="date" office:date-value="2022-05-10" calcext:value-type="date">
            <text:p>10/5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28" calcext:value-type="float">
            <text:p>28</text:p>
          </table:table-cell>
          <table:table-cell table:style-name="ce88" table:number-columns-repeated="62"/>
          <table:table-cell table:style-name="ce101" table:number-columns-repeated="7"/>
          <table:table-cell table:style-name="ce88" table:number-columns-repeated="50"/>
          <table:table-cell table:style-name="ce103" table:number-columns-repeated="897"/>
        </table:table-row>
        <table:table-row table:style-name="ro1">
          <table:table-cell/>
          <table:table-cell table:style-name="ce14" office:value-type="string" calcext:value-type="string">
            <text:p>FAZER TESTES</text:p>
          </table:table-cell>
          <table:table-cell table:style-name="ce14" office:value-type="string" calcext:value-type="string">
            <text:p>KAIKE / LUIS / GABRIEL</text:p>
          </table:table-cell>
          <table:table-cell table:style-name="ce50" office:value-type="percentage" office:value="0" calcext:value-type="percentage">
            <text:p>0%</text:p>
          </table:table-cell>
          <table:table-cell table:style-name="ce67" office:value-type="date" office:date-value="2022-05-10" calcext:value-type="date">
            <text:p>10/5/22</text:p>
          </table:table-cell>
          <table:table-cell table:style-name="ce67" office:value-type="date" office:date-value="2022-05-25" calcext:value-type="date">
            <text:p>25/5/22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float" office:value="16" calcext:value-type="float">
            <text:p>16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 office:value-type="string" calcext:value-type="string">
            <text:p>Bloco de título de fase de exemplo</text:p>
          </table:table-cell>
          <table:table-cell table:style-name="ce15" office:value-type="string" calcext:value-type="string" table:number-columns-spanned="5" table:number-rows-spanned="1">
            <text:p>MOBILE</text:p>
          </table:table-cell>
          <table:covered-table-cell table:style-name="ce28"/>
          <table:covered-table-cell table:style-name="ce51"/>
          <table:covered-table-cell table:style-name="ce68"/>
          <table:covered-table-cell table:style-name="ce77"/>
          <table:table-cell table:style-name="ce80"/>
          <table:table-cell table:style-name="ce80" table:formula="of:=IF(OR(ISBLANK(início_da_tarefa);ISBLANK(término_da_tarefa));&quot;&quot;;término_da_tarefa-início_da_tarefa+1)">
            <text:p/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6" office:value-type="string" calcext:value-type="string">
            <text:p>MIGRAR REACT PARA REACT-NATIVE</text:p>
          </table:table-cell>
          <table:table-cell table:style-name="ce16" office:value-type="string" calcext:value-type="string">
            <text:p>INDEFINIDO</text:p>
          </table:table-cell>
          <table:table-cell table:style-name="ce52" office:value-type="percentage" office:value="0" calcext:value-type="percentage">
            <text:p>0%</text:p>
          </table:table-cell>
          <table:table-cell table:number-columns-repeated="2" table:style-name="ce69" office:value-type="string" calcext:value-type="string">
            <text:p>data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string" office:string-value="" calcext:value-type="error">
            <text:p>#VALUE!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7" office:value-type="string" calcext:value-type="string">
            <text:p>INTEGRAR BANCO COM REACT NATIVE</text:p>
          </table:table-cell>
          <table:table-cell table:style-name="ce16" office:value-type="string" calcext:value-type="string">
            <text:p>INDEFINIDO</text:p>
          </table:table-cell>
          <table:table-cell table:style-name="ce53" office:value-type="percentage" office:value="0" calcext:value-type="percentage">
            <text:p>0%</text:p>
          </table:table-cell>
          <table:table-cell table:number-columns-repeated="2" table:style-name="ce69" office:value-type="string" calcext:value-type="string">
            <text:p>data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string" office:string-value="" calcext:value-type="error">
            <text:p>#VALUE!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/>
          <table:table-cell table:style-name="ce17" office:value-type="string" calcext:value-type="string">
            <text:p>INTEGRAR REACT NATIVE COM API DE NODEjs</text:p>
          </table:table-cell>
          <table:table-cell table:style-name="ce16" office:value-type="string" calcext:value-type="string">
            <text:p>INDEFINIDO</text:p>
          </table:table-cell>
          <table:table-cell table:style-name="ce54" office:value-type="percentage" office:value="0" calcext:value-type="percentage">
            <text:p>0%</text:p>
          </table:table-cell>
          <table:table-cell table:number-columns-repeated="2" table:style-name="ce69" office:value-type="string" calcext:value-type="string">
            <text:p>data</text:p>
          </table:table-cell>
          <table:table-cell table:style-name="ce80"/>
          <table:table-cell table:style-name="ce80" table:formula="of:=IF(OR(ISBLANK(início_da_tarefa);ISBLANK(término_da_tarefa));&quot;&quot;;término_da_tarefa-início_da_tarefa+1)" office:value-type="string" office:string-value="" calcext:value-type="error">
            <text:p>#VALUE!</text:p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 office:value-type="string" calcext:value-type="string">
            <text:p>Esta é uma linha vazia</text:p>
          </table:table-cell>
          <table:table-cell table:style-name="ce18"/>
          <table:table-cell table:style-name="ce29"/>
          <table:table-cell table:style-name="ce55"/>
          <table:table-cell table:style-name="ce70" table:number-columns-repeated="2"/>
          <table:table-cell table:style-name="ce80"/>
          <table:table-cell table:style-name="ce80" table:formula="of:=IF(OR(ISBLANK(início_da_tarefa);ISBLANK(término_da_tarefa));&quot;&quot;;término_da_tarefa-início_da_tarefa+1)">
            <text:p/>
          </table:table-cell>
          <table:table-cell table:style-name="ce88" table:number-columns-repeated="119"/>
          <table:table-cell table:style-name="ce103" table:number-columns-repeated="897"/>
        </table:table-row>
        <table:table-row table:style-name="ro1">
          <table:table-cell table:style-name="ce1" office:value-type="string" calcext:value-type="string">
            <text:p>Esta linha marca o final do Cronograma do projeto. NÃO insira nada nessa linha. </text:p>
            <text:p>Insira novas linhas ACIMA desta linha para continuar a construção do cronograma de projeto.</text:p>
          </table:table-cell>
          <table:table-cell table:style-name="ce19" office:value-type="string" calcext:value-type="string">
            <text:p>Insira novas linhas ACIMA desta</text:p>
          </table:table-cell>
          <table:table-cell table:style-name="ce30"/>
          <table:table-cell table:style-name="ce56"/>
          <table:table-cell table:style-name="ce71"/>
          <table:table-cell table:style-name="ce78"/>
          <table:table-cell table:style-name="ce81"/>
          <table:table-cell table:style-name="ce81" table:formula="of:=IF(OR(ISBLANK(início_da_tarefa);ISBLANK(término_da_tarefa));&quot;&quot;;término_da_tarefa-início_da_tarefa+1)">
            <text:p/>
          </table:table-cell>
          <table:table-cell table:style-name="ce89" table:number-columns-repeated="119"/>
          <table:table-cell table:style-name="ce103" table:number-columns-repeated="897"/>
        </table:table-row>
        <table:table-row table:style-name="ro1">
          <table:table-cell table:number-columns-repeated="6"/>
          <table:table-cell table:style-name="ce82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79"/>
          <table:table-cell table:number-columns-repeated="1018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hoje" table:base-cell-address="$CronogramaDeProjeto.$A$1" table:expression="TODAY()"/>
          <table:named-range table:name="início_da_tarefa" table:base-cell-address="$CronogramaDeProjeto.$A$1" table:cell-range-address="$CronogramaDeProjeto.$E1"/>
          <table:named-range table:name="progresso_da_tarefa" table:base-cell-address="$CronogramaDeProjeto.$A$1" table:cell-range-address="$CronogramaDeProjeto.$D1"/>
          <table:named-range table:name="término_da_tarefa" table:base-cell-address="$CronogramaDeProjeto.$A$1" table:cell-range-address="$CronogramaDeProjeto.$F1"/>
          <table:named-range table:name="_xlnm.Print_Titles" table:base-cell-address="$CronogramaDeProjeto.$A$1" table:cell-range-address="$CronogramaDeProjeto.$A$4:.$AMJ$6" table:range-usable-as="repeat-column repeat-row"/>
        </table:named-expressions>
        <calcext:conditional-formats>
          <calcext:conditional-format calcext:target-range-address="CronogramaDeProjeto.D7:CronogramaDeProjeto.D13 CronogramaDeProjeto.D34:CronogramaDeProjeto.D35 CronogramaDeProjeto.D15:CronogramaDeProjeto.D15 CronogramaDeProjeto.D25:CronogramaDeProjeto.D25 CronogramaDeProjeto.D30:CronogramaDeProjeto.D30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I26:CronogramaDeProjeto.BL35 CronogramaDeProjeto.I5:CronogramaDeProjeto.BE35 CronogramaDeProjeto.BF5:CronogramaDeProjeto.BL25 CronogramaDeProjeto.BM7:CronogramaDeProjeto.DW35 CronogramaDeProjeto.BM5:CronogramaDeProjeto.BY35 CronogramaDeProjeto.BZ5:CronogramaDeProjeto.BZ6 CronogramaDeProjeto.CA5:CronogramaDeProjeto.CF35 CronogramaDeProjeto.CG5:CronogramaDeProjeto.CG6 CronogramaDeProjeto.CH5:CronogramaDeProjeto.CM35 CronogramaDeProjeto.CN5:CronogramaDeProjeto.CN6 CronogramaDeProjeto.CO5:CronogramaDeProjeto.CT35 CronogramaDeProjeto.CU5:CronogramaDeProjeto.CU6 CronogramaDeProjeto.CV5:CronogramaDeProjeto.DA35 CronogramaDeProjeto.DB5:CronogramaDeProjeto.DB6 CronogramaDeProjeto.DC5:CronogramaDeProjeto.DH35 CronogramaDeProjeto.DI5:CronogramaDeProjeto.DI6 CronogramaDeProjeto.DJ5:CronogramaDeProjeto.DO35 CronogramaDeProjeto.DP5:CronogramaDeProjeto.DP6 CronogramaDeProjeto.DQ5:CronogramaDeProjeto.DV35 CronogramaDeProjeto.DW5:CronogramaDeProjeto.DW6">
            <calcext:condition calcext:apply-style-name="ConditionalStyle_3" calcext:value="formula-is(AND(TODAY()&gt;=[.I$5];TODAY()&lt;[.J$5]))" calcext:base-cell-address="CronogramaDeProjeto.I5"/>
          </calcext:conditional-format>
          <calcext:conditional-format calcext:target-range-address="CronogramaDeProjeto.I26:CronogramaDeProjeto.BL35 CronogramaDeProjeto.I7:CronogramaDeProjeto.BE35 CronogramaDeProjeto.BF7:CronogramaDeProjeto.BL25 CronogramaDeProjeto.BM7:CronogramaDeProjeto.DW35">
            <calcext:condition calcext:apply-style-name="ConditionalStyle_2" calcext:value="formula-is(AND(início_da_tarefa&lt;=[.I$5];ROUNDDOWN((término_da_tarefa-início_da_tarefa+1)*progresso_da_tarefa;0)+início_da_tarefa-1&gt;=[.I$5]))" calcext:base-cell-address="CronogramaDeProjeto.I7"/>
            <calcext:condition calcext:apply-style-name="ConditionalStyle_1" calcext:value="formula-is(AND(término_da_tarefa&gt;=[.I$5];início_da_tarefa&lt;[.J$5]))" calcext:base-cell-address="CronogramaDeProjeto.I7"/>
          </calcext:conditional-format>
          <calcext:conditional-format calcext:target-range-address="CronogramaDeProjeto.D14:CronogramaDeProjeto.D14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16:CronogramaDeProjeto.D16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17:CronogramaDeProjeto.D17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18:CronogramaDeProjeto.D18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19:CronogramaDeProjeto.D19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20:CronogramaDeProjeto.D20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21:CronogramaDeProjeto.D2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22:CronogramaDeProjeto.D2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23:CronogramaDeProjeto.D23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24:CronogramaDeProjeto.D24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26:CronogramaDeProjeto.D29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31:CronogramaDeProjeto.D3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32:CronogramaDeProjeto.D3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DeProjeto.D33:CronogramaDeProjeto.D33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DIVISÃO DE TAREFAS " table:style-name="ta2"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60" table:default-cell-style-name="Default"/>
        <table:table-row table:style-name="ro4">
          <table:table-cell table:style-name="ce221" office:value-type="string" calcext:value-type="string" table:number-columns-spanned="10" table:number-rows-spanned="2">
            <text:p>DIVISÃO DO TCC</text:p>
          </table:table-cell>
          <table:covered-table-cell table:number-columns-repeated="8" table:style-name="ce225"/>
          <table:covered-table-cell table:style-name="ce231"/>
          <table:table-cell table:number-columns-repeated="54"/>
        </table:table-row>
        <table:table-row table:style-name="ro4">
          <table:covered-table-cell table:style-name="ce222"/>
          <table:covered-table-cell table:number-columns-repeated="8" table:style-name="ce226"/>
          <table:covered-table-cell table:style-name="ce235"/>
          <table:table-cell table:number-columns-repeated="54"/>
        </table:table-row>
        <table:table-row table:style-name="ro4">
          <table:table-cell table:style-name="ce209" office:value-type="string" calcext:value-type="string" table:number-columns-spanned="2" table:number-rows-spanned="4">
            <text:p>BANCO</text:p>
          </table:table-cell>
          <table:covered-table-cell table:style-name="ce209"/>
          <table:table-cell table:style-name="ce213" office:value-type="string" calcext:value-type="string" table:number-columns-spanned="2" table:number-rows-spanned="2">
            <text:p>LÍDER: <text:span text:style-name="T1">MARLOM</text:span></text:p>
          </table:table-cell>
          <table:covered-table-cell table:style-name="ce209"/>
          <table:table-cell table:style-name="ce209" table:number-columns-spanned="6" table:number-rows-spanned="2"/>
          <table:covered-table-cell table:number-columns-repeated="5" table:style-name="ce209"/>
          <table:table-cell table:number-columns-repeated="54"/>
        </table:table-row>
        <table:table-row table:style-name="ro4">
          <table:covered-table-cell table:number-columns-repeated="10" table:style-name="ce209"/>
          <table:table-cell table:number-columns-repeated="54"/>
        </table:table-row>
        <table:table-row table:style-name="ro4">
          <table:covered-table-cell table:number-columns-repeated="2" table:style-name="ce209"/>
          <table:table-cell table:style-name="ce213" office:value-type="string" calcext:value-type="string" table:number-columns-spanned="2" table:number-rows-spanned="2">
            <text:p>MEMBROS: 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GABRIEL</text:p>
          </table:table-cell>
          <table:covered-table-cell table:style-name="ce209"/>
          <table:table-cell table:style-name="ce228" office:value-type="string" calcext:value-type="string" table:number-columns-spanned="2" table:number-rows-spanned="2">
            <text:p>KAIKE</text:p>
          </table:table-cell>
          <table:covered-table-cell table:style-name="ce209"/>
          <table:table-cell table:style-name="ce209" table:number-columns-spanned="2" table:number-rows-spanned="2"/>
          <table:covered-table-cell table:style-name="ce209"/>
          <table:table-cell table:number-columns-repeated="54"/>
        </table:table-row>
        <table:table-row table:style-name="ro4">
          <table:covered-table-cell table:number-columns-repeated="10" table:style-name="ce209"/>
          <table:table-cell table:number-columns-repeated="54"/>
        </table:table-row>
        <table:table-row table:style-name="ro4">
          <table:table-cell table:style-name="ce209" office:value-type="string" calcext:value-type="string" table:number-columns-spanned="2" table:number-rows-spanned="4">
            <text:p>FRONTEND</text:p>
          </table:table-cell>
          <table:covered-table-cell table:style-name="ce209"/>
          <table:table-cell table:style-name="ce213" office:value-type="string" calcext:value-type="string" table:number-columns-spanned="2" table:number-rows-spanned="2">
            <text:p>LÍDER:<text:span text:style-name="T1"> IGOR</text:span></text:p>
          </table:table-cell>
          <table:covered-table-cell table:style-name="ce213"/>
          <table:table-cell table:style-name="ce213" table:number-columns-spanned="6" table:number-rows-spanned="2"/>
          <table:covered-table-cell table:number-columns-repeated="5" table:style-name="ce213"/>
          <table:table-cell table:number-columns-repeated="54"/>
        </table:table-row>
        <table:table-row table:style-name="ro4">
          <table:covered-table-cell table:number-columns-repeated="2" table:style-name="ce209"/>
          <table:covered-table-cell table:number-columns-repeated="8" table:style-name="ce213"/>
          <table:table-cell table:number-columns-repeated="54"/>
        </table:table-row>
        <table:table-row table:style-name="ro4">
          <table:covered-table-cell table:number-columns-repeated="2" table:style-name="ce209"/>
          <table:table-cell table:style-name="ce213" office:value-type="string" calcext:value-type="string" table:number-columns-spanned="2" table:number-rows-spanned="2">
            <text:p>MEMBROS: 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LUÍS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PEDRO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JHONATA</text:p>
          </table:table-cell>
          <table:covered-table-cell table:style-name="ce209"/>
          <table:table-cell table:number-columns-repeated="54"/>
        </table:table-row>
        <table:table-row table:style-name="ro4">
          <table:covered-table-cell table:number-columns-repeated="10" table:style-name="ce209"/>
          <table:table-cell table:number-columns-repeated="54"/>
        </table:table-row>
        <table:table-row table:style-name="ro4">
          <table:table-cell table:style-name="ce209" office:value-type="string" calcext:value-type="string" table:number-columns-spanned="2" table:number-rows-spanned="4">
            <text:p>BACKEND</text:p>
          </table:table-cell>
          <table:covered-table-cell table:style-name="ce209"/>
          <table:table-cell table:style-name="ce213" office:value-type="string" calcext:value-type="string" table:number-columns-spanned="2" table:number-rows-spanned="2">
            <text:p><text:span text:style-name="T2">LÍDER:</text:span> <text:span text:style-name="T1">LUIS</text:span></text:p>
          </table:table-cell>
          <table:covered-table-cell table:style-name="ce213"/>
          <table:table-cell table:style-name="ce213" table:number-columns-spanned="6" table:number-rows-spanned="2"/>
          <table:covered-table-cell table:number-columns-repeated="5" table:style-name="ce213"/>
          <table:table-cell table:number-columns-repeated="54"/>
        </table:table-row>
        <table:table-row table:style-name="ro4">
          <table:covered-table-cell table:number-columns-repeated="2" table:style-name="ce209"/>
          <table:covered-table-cell table:number-columns-repeated="8" table:style-name="ce213"/>
          <table:table-cell table:number-columns-repeated="54"/>
        </table:table-row>
        <table:table-row table:style-name="ro4">
          <table:covered-table-cell table:number-columns-repeated="2" table:style-name="ce209"/>
          <table:table-cell table:style-name="ce213" office:value-type="string" calcext:value-type="string" table:number-columns-spanned="2" table:number-rows-spanned="2">
            <text:p>MEMBROS: 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GABRIEL / MARLON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KAIKE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<text:s/>JHONATA</text:p>
          </table:table-cell>
          <table:covered-table-cell table:style-name="ce209"/>
          <table:table-cell table:number-columns-repeated="54"/>
        </table:table-row>
        <table:table-row table:style-name="ro4">
          <table:covered-table-cell table:number-columns-repeated="10" table:style-name="ce209"/>
          <table:table-cell table:number-columns-repeated="54"/>
        </table:table-row>
        <table:table-row table:style-name="ro4">
          <table:table-cell table:style-name="ce224" office:value-type="string" calcext:value-type="string" table:number-columns-spanned="2" table:number-rows-spanned="4">
            <text:p>DOCUMENTAÇÃO E APRESENTAÇÃO</text:p>
          </table:table-cell>
          <table:covered-table-cell table:style-name="ce209"/>
          <table:table-cell table:style-name="ce213" office:value-type="string" calcext:value-type="string" table:number-columns-spanned="2" table:number-rows-spanned="2">
            <text:p>LIDER: <text:span text:style-name="T1">SIELIA</text:span></text:p>
          </table:table-cell>
          <table:covered-table-cell table:style-name="ce213"/>
          <table:table-cell table:style-name="ce213" table:number-columns-spanned="6" table:number-rows-spanned="2"/>
          <table:covered-table-cell table:number-columns-repeated="4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covered-table-cell table:number-columns-repeated="7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table-cell table:style-name="ce213" office:value-type="string" calcext:value-type="string" table:number-columns-spanned="2" table:number-rows-spanned="2">
            <text:p>MEMBROS: 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GABRIEL</text:p>
          </table:table-cell>
          <table:covered-table-cell table:style-name="ce209"/>
          <table:table-cell table:style-name="ce209" table:number-columns-spanned="2" table:number-rows-spanned="2"/>
          <table:covered-table-cell table:style-name="ce209"/>
          <table:table-cell table:style-name="ce209" table:number-columns-spanned="2" table:number-rows-spanned="2"/>
          <table:covered-table-cell table:style-name="ce217"/>
          <table:table-cell table:number-columns-repeated="54"/>
        </table:table-row>
        <table:table-row table:style-name="ro4">
          <table:covered-table-cell table:number-columns-repeated="9" table:style-name="ce209"/>
          <table:covered-table-cell table:style-name="ce217"/>
          <table:table-cell table:number-columns-repeated="54"/>
        </table:table-row>
        <table:table-row table:style-name="ro4">
          <table:table-cell table:style-name="ce224" office:value-type="string" calcext:value-type="string" table:number-columns-spanned="2" table:number-rows-spanned="4">
            <text:p>DESIGNER</text:p>
          </table:table-cell>
          <table:covered-table-cell table:style-name="ce209"/>
          <table:table-cell table:style-name="ce213" office:value-type="string" calcext:value-type="string" table:number-columns-spanned="2" table:number-rows-spanned="2">
            <text:p>LIDER: <text:span text:style-name="T1">PEDRO</text:span></text:p>
          </table:table-cell>
          <table:covered-table-cell table:style-name="ce213"/>
          <table:table-cell table:style-name="ce213" table:number-columns-spanned="6" table:number-rows-spanned="2"/>
          <table:covered-table-cell table:number-columns-repeated="4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covered-table-cell table:number-columns-repeated="7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table-cell table:style-name="ce213" office:value-type="string" calcext:value-type="string" table:number-columns-spanned="2" table:number-rows-spanned="2">
            <text:p>MEMBROS: 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GABRIEL </text:p>
          </table:table-cell>
          <table:covered-table-cell table:style-name="ce209"/>
          <table:table-cell table:style-name="ce209" table:number-columns-spanned="2" table:number-rows-spanned="2"/>
          <table:covered-table-cell table:style-name="ce209"/>
          <table:table-cell table:style-name="ce209" table:number-columns-spanned="2" table:number-rows-spanned="2"/>
          <table:covered-table-cell table:style-name="ce217"/>
          <table:table-cell table:number-columns-repeated="54"/>
        </table:table-row>
        <table:table-row table:style-name="ro4">
          <table:covered-table-cell table:number-columns-repeated="9" table:style-name="ce209"/>
          <table:covered-table-cell table:style-name="ce217"/>
          <table:table-cell table:number-columns-repeated="54"/>
        </table:table-row>
        <table:table-row table:style-name="ro4">
          <table:table-cell table:style-name="ce224" office:value-type="string" calcext:value-type="string" table:number-columns-spanned="2" table:number-rows-spanned="4">
            <text:p>TESOUREIRO</text:p>
          </table:table-cell>
          <table:covered-table-cell table:style-name="ce209"/>
          <table:table-cell table:style-name="ce213" office:value-type="string" calcext:value-type="string" table:number-columns-spanned="2" table:number-rows-spanned="2">
            <text:p>LIDER: <text:span text:style-name="T1">KAIKE</text:span></text:p>
          </table:table-cell>
          <table:covered-table-cell table:style-name="ce213"/>
          <table:table-cell table:style-name="ce213" table:number-columns-spanned="6" table:number-rows-spanned="2"/>
          <table:covered-table-cell table:number-columns-repeated="4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covered-table-cell table:number-columns-repeated="7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table-cell table:style-name="ce213" office:value-type="string" calcext:value-type="string" table:number-columns-spanned="2" table:number-rows-spanned="2">
            <text:p>MEMBROS: 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GABRIEL </text:p>
          </table:table-cell>
          <table:covered-table-cell table:style-name="ce209"/>
          <table:table-cell table:style-name="ce209" table:number-columns-spanned="2" table:number-rows-spanned="2"/>
          <table:covered-table-cell table:style-name="ce209"/>
          <table:table-cell table:style-name="ce209" table:number-columns-spanned="2" table:number-rows-spanned="2"/>
          <table:covered-table-cell table:style-name="ce217"/>
          <table:table-cell table:number-columns-repeated="54"/>
        </table:table-row>
        <table:table-row table:style-name="ro4">
          <table:covered-table-cell table:number-columns-repeated="10"/>
          <table:table-cell table:number-columns-repeated="54"/>
        </table:table-row>
        <table:table-row table:style-name="ro4">
          <table:table-cell table:style-name="ce224" office:value-type="string" calcext:value-type="string" table:number-columns-spanned="2" table:number-rows-spanned="4">
            <text:p>MULTIMIDIA</text:p>
          </table:table-cell>
          <table:covered-table-cell table:style-name="ce209"/>
          <table:table-cell table:style-name="ce213" office:value-type="string" calcext:value-type="string" table:number-columns-spanned="2" table:number-rows-spanned="2">
            <text:p>LIDER: <text:span text:style-name="T1">JHONATA</text:span></text:p>
          </table:table-cell>
          <table:covered-table-cell table:style-name="ce213"/>
          <table:table-cell table:style-name="ce213" table:number-columns-spanned="6" table:number-rows-spanned="2"/>
          <table:covered-table-cell table:number-columns-repeated="4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covered-table-cell table:number-columns-repeated="7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table-cell table:style-name="ce213" office:value-type="string" calcext:value-type="string" table:number-columns-spanned="2" table:number-rows-spanned="2">
            <text:p>MEMBROS: </text:p>
          </table:table-cell>
          <table:covered-table-cell table:style-name="ce209"/>
          <table:table-cell table:style-name="ce209" office:value-type="string" calcext:value-type="string" table:number-columns-spanned="2" table:number-rows-spanned="2">
            <text:p>GABRIEL</text:p>
          </table:table-cell>
          <table:covered-table-cell table:style-name="ce209"/>
          <table:table-cell table:style-name="ce209" table:number-columns-spanned="2" table:number-rows-spanned="2"/>
          <table:covered-table-cell table:style-name="ce209"/>
          <table:table-cell table:style-name="ce209" table:number-columns-spanned="2" table:number-rows-spanned="2"/>
          <table:covered-table-cell table:style-name="ce217"/>
          <table:table-cell table:number-columns-repeated="54"/>
        </table:table-row>
        <table:table-row table:style-name="ro4">
          <table:covered-table-cell table:number-columns-repeated="10"/>
          <table:table-cell table:number-columns-repeated="54"/>
        </table:table-row>
        <table:table-row table:style-name="ro4">
          <table:table-cell table:style-name="ce224" office:value-type="string" calcext:value-type="string" table:number-columns-spanned="2" table:number-rows-spanned="4">
            <text:p>ENTEGRAS</text:p>
          </table:table-cell>
          <table:covered-table-cell table:style-name="ce209"/>
          <table:table-cell table:style-name="ce213" office:value-type="string" calcext:value-type="string" table:number-columns-spanned="2" table:number-rows-spanned="2">
            <text:p>LIDER: <text:span text:style-name="T1">GABRIEL</text:span></text:p>
          </table:table-cell>
          <table:covered-table-cell table:style-name="ce213"/>
          <table:table-cell table:style-name="ce213" table:number-columns-spanned="6" table:number-rows-spanned="2"/>
          <table:covered-table-cell table:number-columns-repeated="4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covered-table-cell table:number-columns-repeated="7" table:style-name="ce213"/>
          <table:covered-table-cell table:style-name="ce217"/>
          <table:table-cell table:number-columns-repeated="54"/>
        </table:table-row>
        <table:table-row table:style-name="ro4">
          <table:covered-table-cell table:number-columns-repeated="2" table:style-name="ce209"/>
          <table:table-cell table:style-name="ce213" office:value-type="string" calcext:value-type="string" table:number-columns-spanned="2" table:number-rows-spanned="2">
            <text:p>MEMBROS: </text:p>
          </table:table-cell>
          <table:covered-table-cell table:style-name="ce209"/>
          <table:table-cell table:style-name="ce209" table:number-columns-spanned="2" table:number-rows-spanned="2"/>
          <table:covered-table-cell table:style-name="ce209"/>
          <table:table-cell table:style-name="ce209" table:number-columns-spanned="2" table:number-rows-spanned="2"/>
          <table:covered-table-cell table:style-name="ce209"/>
          <table:table-cell table:style-name="ce209" table:number-columns-spanned="2" table:number-rows-spanned="2"/>
          <table:covered-table-cell table:style-name="ce217"/>
          <table:table-cell table:number-columns-repeated="54"/>
        </table:table-row>
        <table:table-row table:style-name="ro4">
          <table:covered-table-cell table:number-columns-repeated="10"/>
          <table:table-cell table:number-columns-repeated="54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Início_do_projeto" table:base-cell-address="$CronogramaDeProjeto.$A$1" table:cell-range-address="$CronogramaDeProjeto.$E$3"/>
        <table:named-range table:name="Semana_de_exibição" table:base-cell-address="$CronogramaDeProjeto.$A$1" table:cell-range-address="$CronogramaDeProjeto.$E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2" style:volatile="true">
      <loext:text> R$ </loext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4P0" style:volatile="true">
      <number:day/>
      <number:text>/</number:text>
      <number:month/>
      <number:text>/</number:text>
      <number:year/>
    </number:date-style>
    <number:text-style style:name="N124">
      <number:text-content/>
      <style:map style:condition="value()&lt;=1.79769313486232E+308" style:apply-style-name="N124P0"/>
    </number:text-style>
    <number:date-style style:name="N125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number-style style:name="N12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day/>
      <number:text>/</number:text>
      <number:month/>
      <number:text>/</number:text>
      <number:year number:style="long"/>
    </number:date-style>
    <number:date-style style:name="N133">
      <number:day/>
      <number:text>/</number:text>
      <number:month number:textual="true"/>
      <number:text>/</number:text>
      <number:year/>
    </number:date-style>
    <number:date-style style:name="N134">
      <number:day/>
      <number:text>/</number:text>
      <number:month number:textual="true"/>
    </number:date-style>
    <number:date-style style:name="N135">
      <number:month number:textual="true"/>
      <number:text>/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">
      <number:day/>
      <number:text> de </number:text>
      <number:month number:textual="true"/>
      <number:text> de </number:text>
      <number:year number:style="long"/>
    </number:date-style>
    <number:date-style style:name="N150">
      <number:day/>
    </number:date-style>
    <number:number-style style:name="N15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R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ata" style:family="table-cell" style:parent-style-name="Default" style:data-style-name="N124">
      <style:table-cell-properties fo:border-bottom="1.76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22">
      <style:table-cell-properties style:diagonal-bl-tr="none" style:diagonal-tl-br="none" fo:border="0.74pt solid #a6a6a6"/>
    </style:style>
    <style:style style:name="Excel_20_Built-in_20_Comma_20__5b_0_5d_" style:display-name="Excel Built-in Comma [0]" style:family="table-cell" style:parent-style-name="Default" style:data-style-name="N118"/>
    <style:style style:name="Excel_20_Built-in_20_Currency" style:display-name="Excel Built-in Currency" style:family="table-cell" style:parent-style-name="Default" style:data-style-name="N114"/>
    <style:style style:name="Excel_20_Built-in_20_Currency_20__5b_0_5d_" style:display-name="Excel Built-in Currency [0]" style:family="table-cell" style:parent-style-name="Default" style:data-style-name="N110"/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Followed_20_Hyperlink" style:display-name="Excel Built-in Followed Hyperlink" style:family="table-cell" style:parent-style-name="Default"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651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ext-properties fo:color="#595959" style:text-outline="false" style:text-line-through-style="none" style:text-line-through-type="none" style:font-name="Calibri" fo:font-family="Calibri" style:font-family-generic="swiss" fo:font-size="22pt" fo:font-style="normal" fo:text-shadow="none" style:text-underline-style="none" fo:font-weight="bold" style:font-size-asian="22pt" style:font-style-asian="normal" style:font-weight-asian="bold" style:font-name-complex="Calibri" style:font-family-complex="Calibri" style:font-family-generic-complex="swiss" style:font-size-complex="22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ício_20_do_20_Projeto" style:display-name="Início do Projeto" style:family="table-cell" style:parent-style-name="Defaul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me" style:family="table-cell" style:parent-style-name="Default" style:data-style-name="N0">
      <style:table-cell-properties fo:border-bottom="1.76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refa" style:family="table-cell" style:parent-style-name="Default" style:data-style-name="N0">
      <style:table-cell-properties fo:border-bottom="1.76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1.302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zTextoOcult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order-bottom="none" fo:border-left="0.74pt solid #c00000" fo:border-right="0.74pt solid #c00000" fo:border-top="none"/>
    </style:style>
    <style:style style:name="ConditionalStyle_5f_2" style:display-name="ConditionalStyle_2" style:family="table-cell" style:parent-style-name="Default">
      <style:table-cell-properties fo:background-color="#a6a6a6"/>
    </style:style>
    <style:style style:name="ConditionalStyle_5f_1" style:display-name="ConditionalStyle_1" style:family="table-cell" style:parent-style-name="Default">
      <style:table-cell-properties fo:background-color="#8064a2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89cm" fo:margin-bottom="0.762cm" fo:margin-left="0.889cm" fo:margin-right="0.889c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1:29:10.155826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bre" style:display-name="PageStyle_Sobre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  <style:master-page style:name="PageStyle_5f_CronogramaDeProjeto" style:display-name="PageStyle_CronogramaDeProjet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4:00:06.138837443</meta:creation-date>
    <dc:date>2022-03-10T11:44:23.505582795</dc:date>
    <meta:editing-duration>PT31M30S</meta:editing-duration>
    <meta:editing-cycles>8</meta:editing-cycles>
    <meta:generator>LibreOffice/6.4.7.2$Linux_X86_64 LibreOffice_project/40$Build-2</meta:generator>
    <meta:document-statistic meta:table-count="2" meta:cell-count="4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